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8591in"/>
    </style:style>
    <style:style style:name="co4" style:family="table-column">
      <style:table-column-properties fo:break-before="auto" style:column-width="1.8701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0.2402in"/>
    </style:style>
    <style:style style:name="co9" style:family="table-column">
      <style:table-column-properties fo:break-before="auto" style:column-width="0.2508in"/>
    </style:style>
    <style:style style:name="co10" style:family="table-column">
      <style:table-column-properties fo:break-before="auto" style:column-width="0.2728in"/>
    </style:style>
    <style:style style:name="co11" style:family="table-column">
      <style:table-column-properties fo:break-before="auto" style:column-width="0.2839in"/>
    </style:style>
    <style:style style:name="co12" style:family="table-column">
      <style:table-column-properties fo:break-before="auto" style:column-width="0.3709in"/>
    </style:style>
    <style:style style:name="co13" style:family="table-column">
      <style:table-column-properties fo:break-before="auto" style:column-width="0.4256in"/>
    </style:style>
    <style:style style:name="co14" style:family="table-column">
      <style:table-column-properties fo:break-before="auto" style:column-width="0.3929in"/>
    </style:style>
    <style:style style:name="co15" style:family="table-column">
      <style:table-column-properties fo:break-before="auto" style:column-width="0.4366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5244in"/>
    </style:style>
    <style:style style:name="co18" style:family="table-column">
      <style:table-column-properties fo:break-before="auto" style:column-width="0.3819in"/>
    </style:style>
    <style:style style:name="co19" style:family="table-column">
      <style:table-column-properties fo:break-before="auto" style:column-width="0.502in"/>
    </style:style>
    <style:style style:name="co20" style:family="table-column">
      <style:table-column-properties fo:break-before="auto" style:column-width="0.4043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138in solid #000000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118">
      <style:table-cell-properties fo:background-color="#ff3333" fo:border="0.0138in solid #000000"/>
      <style:text-properties style:use-window-font-color="true"/>
    </style:style>
    <style:style style:name="ce4" style:family="table-cell" style:parent-style-name="Default" style:data-style-name="N118">
      <style:table-cell-properties fo:border="0.0138in solid #000000"/>
      <style:text-properties style:use-window-font-color="true"/>
    </style:style>
    <style:style style:name="ce5" style:family="table-cell" style:parent-style-name="Default" style:data-style-name="N1">
      <style:table-cell-properties fo:background-color="#ff3333" fo:border="0.0138in solid #000000"/>
      <style:text-properties style:use-window-font-color="true"/>
    </style:style>
    <style:style style:name="ce6" style:family="table-cell" style:parent-style-name="Default" style:data-style-name="N1">
      <style:table-cell-properties fo:border="0.0138in solid #000000"/>
      <style:text-properties style:use-window-font-color="true"/>
    </style:style>
  </office:automatic-styles>
  <office:body>
    <office:spreadsheet>
      <table:table table:name="Error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FD</text:p>
          </table:table-cell>
          <table:table-cell office:value-type="string">
            <text:p>CD</text:p>
          </table:table-cell>
          <table:table-cell office:value-type="string">
            <text:p>FPS</text:p>
          </table:table-cell>
          <table:table-cell office:value-type="string">
            <text:p>Cheb Doubling</text:p>
          </table:table-cell>
          <table:table-cell office:value-type="string">
            <text:p>Cheb64 Adaptive Piecewise</text:p>
          </table:table-cell>
        </table:table-row>
        <table:table-row table:style-name="ro2">
          <table:table-cell office:value-type="string">
            <text:p>Step</text:p>
          </table:table-cell>
          <table:table-cell office:value-type="float" office:value="-15.653559774527">
            <text:p>-15.6535597745</text:p>
          </table:table-cell>
          <table:table-cell office:value-type="float" office:value="4.91682326251169">
            <text:p>4.9168232625</text:p>
          </table:table-cell>
          <table:table-cell office:value-type="float" office:value="2.89662874887204">
            <text:p>2.8966287489</text:p>
          </table:table-cell>
          <table:table-cell office:value-type="float" office:value="3.22775681177126">
            <text:p>3.2277568118</text:p>
          </table:table-cell>
          <table:table-cell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Abs</text:p>
          </table:table-cell>
          <table:table-cell office:value-type="float" office:value="-15.653559774527">
            <text:p>-15.6535597745</text:p>
          </table:table-cell>
          <table:table-cell office:value-type="float" office:value="-0.208578970138468">
            <text:p>-0.2085789701</text:p>
          </table:table-cell>
          <table:table-cell office:value-type="float" office:value="-0.00037941881829801">
            <text:p>-0.0003794188</text:p>
          </table:table-cell>
          <table:table-cell office:value-type="float" office:value="-0.0015395051037496">
            <text:p>-0.0015395051</text:p>
          </table:table-cell>
          <table:table-cell office:value-type="float" office:value="-15.352529778863">
            <text:p>-15.3525297789</text:p>
          </table:table-cell>
        </table:table-row>
        <table:table-row table:style-name="ro2">
          <table:table-cell office:value-type="string">
            <text:p>Lin</text:p>
          </table:table-cell>
          <table:table-cell office:value-type="float" office:value="-9.93398985691138">
            <text:p>-9.9339898569</text:p>
          </table:table-cell>
          <table:table-cell office:value-type="float" office:value="-11.2824095513812">
            <text:p>-11.2824095514</text:p>
          </table:table-cell>
          <table:table-cell office:value-type="float" office:value="-12.8638310601871">
            <text:p>-12.8638310602</text:p>
          </table:table-cell>
          <table:table-cell office:value-type="float" office:value="-15.653559774527">
            <text:p>-15.6535597745</text:p>
          </table:table-cell>
          <table:table-cell office:value-type="float" office:value="-15.352529778863">
            <text:p>-15.3525297789</text:p>
          </table:table-cell>
        </table:table-row>
        <table:table-row table:style-name="ro2">
          <table:table-cell office:value-type="string">
            <text:p>Square</text:p>
          </table:table-cell>
          <table:table-cell office:value-type="float" office:value="-7.72980148891151">
            <text:p>-7.7298014889</text:p>
          </table:table-cell>
          <table:table-cell office:value-type="float" office:value="-10.855094390505">
            <text:p>-10.8550943905</text:p>
          </table:table-cell>
          <table:table-cell office:value-type="float" office:value="-12.5866824848448">
            <text:p>-12.5866824848</text:p>
          </table:table-cell>
          <table:table-cell office:value-type="float" office:value="-15.653559774527">
            <text:p>-15.6535597745</text:p>
          </table:table-cell>
          <table:table-cell office:value-type="float" office:value="-14.9477519749008">
            <text:p>-14.9477519749</text:p>
          </table:table-cell>
        </table:table-row>
        <table:table-row table:style-name="ro2">
          <table:table-cell office:value-type="string">
            <text:p>Cube</text:p>
          </table:table-cell>
          <table:table-cell office:value-type="float" office:value="-7.5729433318735">
            <text:p>-7.5729433319</text:p>
          </table:table-cell>
          <table:table-cell office:value-type="float" office:value="-10.3662517268685">
            <text:p>-10.3662517269</text:p>
          </table:table-cell>
          <table:table-cell office:value-type="float" office:value="-12.8644960524149">
            <text:p>-12.8644960524</text:p>
          </table:table-cell>
          <table:table-cell office:value-type="float" office:value="-15.2944095507238">
            <text:p>-15.2944095507</text:p>
          </table:table-cell>
          <table:table-cell office:value-type="float" office:value="-14.6221526253276">
            <text:p>-14.6221526253</text:p>
          </table:table-cell>
        </table:table-row>
        <table:table-row table:style-name="ro2">
          <table:table-cell office:value-type="string">
            <text:p>Quad</text:p>
          </table:table-cell>
          <table:table-cell office:value-type="float" office:value="-7.11860392305961">
            <text:p>-7.1186039231</text:p>
          </table:table-cell>
          <table:table-cell office:value-type="float" office:value="-9.81888709379531">
            <text:p>-9.8188870938</text:p>
          </table:table-cell>
          <table:table-cell office:value-type="float" office:value="-12.4490903021469">
            <text:p>-12.4490903021</text:p>
          </table:table-cell>
          <table:table-cell office:value-type="float" office:value="-15.0514997831991">
            <text:p>-15.0514997832</text:p>
          </table:table-cell>
          <table:table-cell office:value-type="float" office:value="-14.2283931947985">
            <text:p>-14.2283931948</text:p>
          </table:table-cell>
        </table:table-row>
        <table:table-row table:style-name="ro2">
          <table:table-cell office:value-type="string">
            <text:p>Exp</text:p>
          </table:table-cell>
          <table:table-cell office:value-type="float" office:value="-7.82705830529749">
            <text:p>-7.8270583053</text:p>
          </table:table-cell>
          <table:table-cell office:value-type="float" office:value="-10.6884610025777">
            <text:p>-10.6884610026</text:p>
          </table:table-cell>
          <table:table-cell office:value-type="float" office:value="-12.5889843078562">
            <text:p>-12.5889843079</text:p>
          </table:table-cell>
          <table:table-cell office:value-type="float" office:value="-13.1126049656009">
            <text:p>-13.1126049656</text:p>
          </table:table-cell>
          <table:table-cell office:value-type="float" office:value="-12.9147802403973">
            <text:p>-12.9147802404</text:p>
          </table:table-cell>
        </table:table-row>
        <table:table-row table:style-name="ro2">
          <table:table-cell office:value-type="string">
            <text:p>Log</text:p>
          </table:table-cell>
          <table:table-cell office:value-type="float" office:value="-7.84845857470736">
            <text:p>-7.8484585747</text:p>
          </table:table-cell>
          <table:table-cell office:value-type="float" office:value="-10.5440178952419">
            <text:p>-10.5440178952</text:p>
          </table:table-cell>
          <table:table-cell office:value-type="float" office:value="-12.383544054098">
            <text:p>-12.3835440541</text:p>
          </table:table-cell>
          <table:table-cell office:value-type="float" office:value="-11.8723071802786">
            <text:p>-11.8723071803</text:p>
          </table:table-cell>
          <table:table-cell office:value-type="float" office:value="-11.9412468658457">
            <text:p>-11.9412468658</text:p>
          </table:table-cell>
        </table:table-row>
        <table:table-row table:style-name="ro2">
          <table:table-cell office:value-type="string">
            <text:p>XSinXM1</text:p>
          </table:table-cell>
          <table:table-cell office:value-type="float" office:value="3.99219918960694">
            <text:p>3.9921991896</text:p>
          </table:table-cell>
          <table:table-cell office:value-type="float" office:value="2.54008252555068">
            <text:p>2.5400825256</text:p>
          </table:table-cell>
          <table:table-cell office:value-type="float" office:value="1.6041401555249">
            <text:p>1.6041401555</text:p>
          </table:table-cell>
          <table:table-cell office:value-type="float" office:value="1.82160366027403">
            <text:p>1.8216036603</text:p>
          </table:table-cell>
          <table:table-cell office:value-type="float" office:value="5.18104762811234">
            <text:p>5.1810476281</text:p>
          </table:table-cell>
        </table:table-row>
        <table:table-row table:style-name="ro2">
          <table:table-cell office:value-type="string">
            <text:p>Sin</text:p>
          </table:table-cell>
          <table:table-cell office:value-type="float" office:value="-7.88253591932537">
            <text:p>-7.8825359193</text:p>
          </table:table-cell>
          <table:table-cell office:value-type="float" office:value="-10.8461625382059">
            <text:p>-10.8461625382</text:p>
          </table:table-cell>
          <table:table-cell office:value-type="float" office:value="-12.6668005015711">
            <text:p>-12.6668005016</text:p>
          </table:table-cell>
          <table:table-cell office:value-type="float" office:value="-13.9092667914043">
            <text:p>-13.9092667914</text:p>
          </table:table-cell>
          <table:table-cell office:value-type="float" office:value="-12.0190825043663">
            <text:p>-12.0190825044</text:p>
          </table:table-cell>
        </table:table-row>
        <table:table-row table:style-name="ro1">
          <table:table-cell office:value-type="string">
            <text:p>AbsIntegral</text:p>
          </table:table-cell>
          <table:table-cell office:value-type="float" office:value="-8.03083110670003">
            <text:p>-8.0308311067</text:p>
          </table:table-cell>
          <table:table-cell office:value-type="float" office:value="-5.56839746997619">
            <text:p>-5.56839747</text:p>
          </table:table-cell>
          <table:table-cell office:value-type="float" office:value="-3.60943443258953">
            <text:p>-3.6094344326</text:p>
          </table:table-cell>
          <table:table-cell office:value-type="float" office:value="-3.76715092124579">
            <text:p>-3.7671509212</text:p>
          </table:table-cell>
          <table:table-cell office:value-type="float" office:value="-15.0514997831991">
            <text:p>-15.0514997832</text:p>
          </table:table-cell>
        </table:table-row>
        <table:table-row table:style-name="ro1">
          <table:table-cell office:value-type="string">
            <text:p>Tanh</text:p>
          </table:table-cell>
          <table:table-cell office:value-type="float" office:value="-8.02375482631523">
            <text:p>-8.0237548263</text:p>
          </table:table-cell>
          <table:table-cell office:value-type="float" office:value="-10.8154745021197">
            <text:p>-10.8154745021</text:p>
          </table:table-cell>
          <table:table-cell office:value-type="float" office:value="-12.6294297198685">
            <text:p>-12.6294297199</text:p>
          </table:table-cell>
          <table:table-cell office:value-type="float" office:value="-12.2628895619008">
            <text:p>-12.2628895619</text:p>
          </table:table-cell>
          <table:table-cell office:value-type="float" office:value="-12.0396122977467">
            <text:p>-12.0396122977</text:p>
          </table:table-cell>
        </table:table-row>
        <table:table-row table:style-name="ro1">
          <table:table-cell office:value-type="string">
            <text:p>NormalPDF</text:p>
          </table:table-cell>
          <table:table-cell office:value-type="float" office:value="-8.31568363733111">
            <text:p>-8.3156836373</text:p>
          </table:table-cell>
          <table:table-cell office:value-type="float" office:value="-10.9913841245521">
            <text:p>-10.9913841246</text:p>
          </table:table-cell>
          <table:table-cell office:value-type="float" office:value="-12.6919793621159">
            <text:p>-12.6919793621</text:p>
          </table:table-cell>
          <table:table-cell office:value-type="float" office:value="-12.1778299893621">
            <text:p>-12.1778299894</text:p>
          </table:table-cell>
          <table:table-cell office:value-type="float" office:value="-12.1581889119107">
            <text:p>-12.1581889119</text:p>
          </table:table-cell>
        </table:table-row>
        <table:table-row table:style-name="ro1">
          <table:table-cell office:value-type="string">
            <text:p>DeltaPDF</text:p>
          </table:table-cell>
          <table:table-cell office:value-type="float" office:value="-15.653559774527">
            <text:p>-15.6535597745</text:p>
          </table:table-cell>
          <table:table-cell office:value-type="float" office:value="-11.0689664423768">
            <text:p>-11.0689664424</text:p>
          </table:table-cell>
          <table:table-cell office:value-type="string">
            <text:p>-4.8818696234707839e-007</text:p>
          </table:table-cell>
          <table:table-cell office:value-type="float" office:value="-0.00365313086380684">
            <text:p>-0.0036531309</text:p>
          </table:table-cell>
          <table:table-cell office:value-type="float" office:value="-12.7350052439768">
            <text:p>-12.73500524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VALUE(TRIM(INDIRECT(ADDRESS(2;2;4))))" office:value-type="float" office:value="-15.653559774527">
            <text:p>-15.6535597745</text:p>
          </table:table-cell>
          <table:table-cell table:formula="of:=VALUE(TRIM(INDIRECT(ADDRESS(2;3;4))))" office:value-type="float" office:value="4.91682326251169">
            <text:p>4.9168232625</text:p>
          </table:table-cell>
          <table:table-cell table:formula="of:=VALUE(TRIM(INDIRECT(ADDRESS(2;4;4))))" office:value-type="float" office:value="2.89662874887204">
            <text:p>2.8966287489</text:p>
          </table:table-cell>
          <table:table-cell table:formula="of:=VALUE(TRIM(INDIRECT(ADDRESS(2;5;4))))" office:value-type="float" office:value="3.22775681177126">
            <text:p>3.2277568118</text:p>
          </table:table-cell>
          <table:table-cell table:formula="of:=VALUE(TRIM(INDIRECT(ADDRESS(2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3;2;4))))" office:value-type="float" office:value="-15.653559774527">
            <text:p>-15.6535597745</text:p>
          </table:table-cell>
          <table:table-cell table:formula="of:=VALUE(TRIM(INDIRECT(ADDRESS(3;3;4))))" office:value-type="float" office:value="-0.208578970138468">
            <text:p>-0.2085789701</text:p>
          </table:table-cell>
          <table:table-cell table:formula="of:=VALUE(TRIM(INDIRECT(ADDRESS(3;4;4))))" office:value-type="float" office:value="-0.00037941881829801">
            <text:p>-0.0003794188</text:p>
          </table:table-cell>
          <table:table-cell table:formula="of:=VALUE(TRIM(INDIRECT(ADDRESS(3;5;4))))" office:value-type="float" office:value="-0.0015395051037496">
            <text:p>-0.0015395051</text:p>
          </table:table-cell>
          <table:table-cell table:formula="of:=VALUE(TRIM(INDIRECT(ADDRESS(3;6;4))))" office:value-type="float" office:value="-15.352529778863">
            <text:p>-15.3525297789</text:p>
          </table:table-cell>
        </table:table-row>
        <table:table-row table:style-name="ro2">
          <table:table-cell/>
          <table:table-cell table:formula="of:=VALUE(TRIM(INDIRECT(ADDRESS(4;2;4))))" office:value-type="float" office:value="-9.93398985691138">
            <text:p>-9.9339898569</text:p>
          </table:table-cell>
          <table:table-cell table:formula="of:=VALUE(TRIM(INDIRECT(ADDRESS(4;3;4))))" office:value-type="float" office:value="-11.2824095513812">
            <text:p>-11.2824095514</text:p>
          </table:table-cell>
          <table:table-cell table:formula="of:=VALUE(TRIM(INDIRECT(ADDRESS(4;4;4))))" office:value-type="float" office:value="-12.8638310601871">
            <text:p>-12.8638310602</text:p>
          </table:table-cell>
          <table:table-cell table:formula="of:=VALUE(TRIM(INDIRECT(ADDRESS(4;5;4))))" office:value-type="float" office:value="-15.653559774527">
            <text:p>-15.6535597745</text:p>
          </table:table-cell>
          <table:table-cell table:formula="of:=VALUE(TRIM(INDIRECT(ADDRESS(4;6;4))))" office:value-type="float" office:value="-15.352529778863">
            <text:p>-15.3525297789</text:p>
          </table:table-cell>
        </table:table-row>
        <table:table-row table:style-name="ro2">
          <table:table-cell/>
          <table:table-cell table:formula="of:=VALUE(TRIM(INDIRECT(ADDRESS(5;2;4))))" office:value-type="float" office:value="-7.72980148891151">
            <text:p>-7.7298014889</text:p>
          </table:table-cell>
          <table:table-cell table:formula="of:=VALUE(TRIM(INDIRECT(ADDRESS(5;3;4))))" office:value-type="float" office:value="-10.855094390505">
            <text:p>-10.8550943905</text:p>
          </table:table-cell>
          <table:table-cell table:formula="of:=VALUE(TRIM(INDIRECT(ADDRESS(5;4;4))))" office:value-type="float" office:value="-12.5866824848448">
            <text:p>-12.5866824848</text:p>
          </table:table-cell>
          <table:table-cell table:formula="of:=VALUE(TRIM(INDIRECT(ADDRESS(5;5;4))))" office:value-type="float" office:value="-15.653559774527">
            <text:p>-15.6535597745</text:p>
          </table:table-cell>
          <table:table-cell table:formula="of:=VALUE(TRIM(INDIRECT(ADDRESS(5;6;4))))" office:value-type="float" office:value="-14.9477519749008">
            <text:p>-14.9477519749</text:p>
          </table:table-cell>
        </table:table-row>
        <table:table-row table:style-name="ro2">
          <table:table-cell/>
          <table:table-cell table:formula="of:=VALUE(TRIM(INDIRECT(ADDRESS(6;2;4))))" office:value-type="float" office:value="-7.5729433318735">
            <text:p>-7.5729433319</text:p>
          </table:table-cell>
          <table:table-cell table:formula="of:=VALUE(TRIM(INDIRECT(ADDRESS(6;3;4))))" office:value-type="float" office:value="-10.3662517268685">
            <text:p>-10.3662517269</text:p>
          </table:table-cell>
          <table:table-cell table:formula="of:=VALUE(TRIM(INDIRECT(ADDRESS(6;4;4))))" office:value-type="float" office:value="-12.8644960524149">
            <text:p>-12.8644960524</text:p>
          </table:table-cell>
          <table:table-cell table:formula="of:=VALUE(TRIM(INDIRECT(ADDRESS(6;5;4))))" office:value-type="float" office:value="-15.2944095507238">
            <text:p>-15.2944095507</text:p>
          </table:table-cell>
          <table:table-cell table:formula="of:=VALUE(TRIM(INDIRECT(ADDRESS(6;6;4))))" office:value-type="float" office:value="-14.6221526253276">
            <text:p>-14.6221526253</text:p>
          </table:table-cell>
        </table:table-row>
        <table:table-row table:style-name="ro2">
          <table:table-cell/>
          <table:table-cell table:formula="of:=VALUE(TRIM(INDIRECT(ADDRESS(7;2;4))))" office:value-type="float" office:value="-7.11860392305961">
            <text:p>-7.1186039231</text:p>
          </table:table-cell>
          <table:table-cell table:formula="of:=VALUE(TRIM(INDIRECT(ADDRESS(7;3;4))))" office:value-type="float" office:value="-9.81888709379531">
            <text:p>-9.8188870938</text:p>
          </table:table-cell>
          <table:table-cell table:formula="of:=VALUE(TRIM(INDIRECT(ADDRESS(7;4;4))))" office:value-type="float" office:value="-12.4490903021469">
            <text:p>-12.4490903021</text:p>
          </table:table-cell>
          <table:table-cell table:formula="of:=VALUE(TRIM(INDIRECT(ADDRESS(7;5;4))))" office:value-type="float" office:value="-15.0514997831991">
            <text:p>-15.0514997832</text:p>
          </table:table-cell>
          <table:table-cell table:formula="of:=VALUE(TRIM(INDIRECT(ADDRESS(7;6;4))))" office:value-type="float" office:value="-14.2283931947985">
            <text:p>-14.2283931948</text:p>
          </table:table-cell>
        </table:table-row>
        <table:table-row table:style-name="ro2">
          <table:table-cell/>
          <table:table-cell table:formula="of:=VALUE(TRIM(INDIRECT(ADDRESS(8;2;4))))" office:value-type="float" office:value="-7.82705830529749">
            <text:p>-7.8270583053</text:p>
          </table:table-cell>
          <table:table-cell table:formula="of:=VALUE(TRIM(INDIRECT(ADDRESS(8;3;4))))" office:value-type="float" office:value="-10.6884610025777">
            <text:p>-10.6884610026</text:p>
          </table:table-cell>
          <table:table-cell table:formula="of:=VALUE(TRIM(INDIRECT(ADDRESS(8;4;4))))" office:value-type="float" office:value="-12.5889843078562">
            <text:p>-12.5889843079</text:p>
          </table:table-cell>
          <table:table-cell table:formula="of:=VALUE(TRIM(INDIRECT(ADDRESS(8;5;4))))" office:value-type="float" office:value="-13.1126049656009">
            <text:p>-13.1126049656</text:p>
          </table:table-cell>
          <table:table-cell table:formula="of:=VALUE(TRIM(INDIRECT(ADDRESS(8;6;4))))" office:value-type="float" office:value="-12.9147802403973">
            <text:p>-12.9147802404</text:p>
          </table:table-cell>
        </table:table-row>
        <table:table-row table:style-name="ro2">
          <table:table-cell/>
          <table:table-cell table:formula="of:=VALUE(TRIM(INDIRECT(ADDRESS(9;2;4))))" office:value-type="float" office:value="-7.84845857470736">
            <text:p>-7.8484585747</text:p>
          </table:table-cell>
          <table:table-cell table:formula="of:=VALUE(TRIM(INDIRECT(ADDRESS(9;3;4))))" office:value-type="float" office:value="-10.5440178952419">
            <text:p>-10.5440178952</text:p>
          </table:table-cell>
          <table:table-cell table:formula="of:=VALUE(TRIM(INDIRECT(ADDRESS(9;4;4))))" office:value-type="float" office:value="-12.383544054098">
            <text:p>-12.3835440541</text:p>
          </table:table-cell>
          <table:table-cell table:formula="of:=VALUE(TRIM(INDIRECT(ADDRESS(9;5;4))))" office:value-type="float" office:value="-11.8723071802786">
            <text:p>-11.8723071803</text:p>
          </table:table-cell>
          <table:table-cell table:formula="of:=VALUE(TRIM(INDIRECT(ADDRESS(9;6;4))))" office:value-type="float" office:value="-11.9412468658457">
            <text:p>-11.9412468658</text:p>
          </table:table-cell>
        </table:table-row>
        <table:table-row table:style-name="ro2">
          <table:table-cell/>
          <table:table-cell table:formula="of:=VALUE(TRIM(INDIRECT(ADDRESS(10;2;4))))" office:value-type="float" office:value="3.99219918960694">
            <text:p>3.9921991896</text:p>
          </table:table-cell>
          <table:table-cell table:formula="of:=VALUE(TRIM(INDIRECT(ADDRESS(10;3;4))))" office:value-type="float" office:value="2.54008252555068">
            <text:p>2.5400825256</text:p>
          </table:table-cell>
          <table:table-cell table:formula="of:=VALUE(TRIM(INDIRECT(ADDRESS(10;4;4))))" office:value-type="float" office:value="1.6041401555249">
            <text:p>1.6041401555</text:p>
          </table:table-cell>
          <table:table-cell table:formula="of:=VALUE(TRIM(INDIRECT(ADDRESS(10;5;4))))" office:value-type="float" office:value="1.82160366027403">
            <text:p>1.8216036603</text:p>
          </table:table-cell>
          <table:table-cell table:formula="of:=VALUE(TRIM(INDIRECT(ADDRESS(10;6;4))))" office:value-type="float" office:value="5.18104762811234">
            <text:p>5.1810476281</text:p>
          </table:table-cell>
        </table:table-row>
        <table:table-row table:style-name="ro2">
          <table:table-cell/>
          <table:table-cell table:formula="of:=VALUE(TRIM(INDIRECT(ADDRESS(11;2;4))))" office:value-type="float" office:value="-7.88253591932537">
            <text:p>-7.8825359193</text:p>
          </table:table-cell>
          <table:table-cell table:formula="of:=VALUE(TRIM(INDIRECT(ADDRESS(11;3;4))))" office:value-type="float" office:value="-10.8461625382059">
            <text:p>-10.8461625382</text:p>
          </table:table-cell>
          <table:table-cell table:formula="of:=VALUE(TRIM(INDIRECT(ADDRESS(11;4;4))))" office:value-type="float" office:value="-12.6668005015711">
            <text:p>-12.6668005016</text:p>
          </table:table-cell>
          <table:table-cell table:formula="of:=VALUE(TRIM(INDIRECT(ADDRESS(11;5;4))))" office:value-type="float" office:value="-13.9092667914043">
            <text:p>-13.9092667914</text:p>
          </table:table-cell>
          <table:table-cell table:formula="of:=VALUE(TRIM(INDIRECT(ADDRESS(11;6;4))))" office:value-type="float" office:value="-12.0190825043663">
            <text:p>-12.0190825044</text:p>
          </table:table-cell>
        </table:table-row>
        <table:table-row table:style-name="ro2">
          <table:table-cell/>
          <table:table-cell table:formula="of:=VALUE(TRIM(INDIRECT(ADDRESS(12;2;4))))" office:value-type="float" office:value="-8.03083110670003">
            <text:p>-8.0308311067</text:p>
          </table:table-cell>
          <table:table-cell table:formula="of:=VALUE(TRIM(INDIRECT(ADDRESS(12;3;4))))" office:value-type="float" office:value="-5.56839746997619">
            <text:p>-5.56839747</text:p>
          </table:table-cell>
          <table:table-cell table:formula="of:=VALUE(TRIM(INDIRECT(ADDRESS(12;4;4))))" office:value-type="float" office:value="-3.60943443258953">
            <text:p>-3.6094344326</text:p>
          </table:table-cell>
          <table:table-cell table:formula="of:=VALUE(TRIM(INDIRECT(ADDRESS(12;5;4))))" office:value-type="float" office:value="-3.76715092124579">
            <text:p>-3.7671509212</text:p>
          </table:table-cell>
          <table:table-cell table:formula="of:=VALUE(TRIM(INDIRECT(ADDRESS(12;6;4))))" office:value-type="float" office:value="-15.0514997831991">
            <text:p>-15.0514997832</text:p>
          </table:table-cell>
        </table:table-row>
        <table:table-row table:style-name="ro2">
          <table:table-cell/>
          <table:table-cell table:formula="of:=VALUE(TRIM(INDIRECT(ADDRESS(13;2;4))))" office:value-type="float" office:value="-8.02375482631523">
            <text:p>-8.0237548263</text:p>
          </table:table-cell>
          <table:table-cell table:formula="of:=VALUE(TRIM(INDIRECT(ADDRESS(13;3;4))))" office:value-type="float" office:value="-10.8154745021197">
            <text:p>-10.8154745021</text:p>
          </table:table-cell>
          <table:table-cell table:formula="of:=VALUE(TRIM(INDIRECT(ADDRESS(13;4;4))))" office:value-type="float" office:value="-12.6294297198685">
            <text:p>-12.6294297199</text:p>
          </table:table-cell>
          <table:table-cell table:formula="of:=VALUE(TRIM(INDIRECT(ADDRESS(13;5;4))))" office:value-type="float" office:value="-12.2628895619008">
            <text:p>-12.2628895619</text:p>
          </table:table-cell>
          <table:table-cell table:formula="of:=VALUE(TRIM(INDIRECT(ADDRESS(13;6;4))))" office:value-type="float" office:value="-12.0396122977467">
            <text:p>-12.0396122977</text:p>
          </table:table-cell>
        </table:table-row>
        <table:table-row table:style-name="ro2">
          <table:table-cell/>
          <table:table-cell table:formula="of:=VALUE(TRIM(INDIRECT(ADDRESS(14;2;4))))" office:value-type="float" office:value="-8.31568363733111">
            <text:p>-8.3156836373</text:p>
          </table:table-cell>
          <table:table-cell table:formula="of:=VALUE(TRIM(INDIRECT(ADDRESS(14;3;4))))" office:value-type="float" office:value="-10.9913841245521">
            <text:p>-10.9913841246</text:p>
          </table:table-cell>
          <table:table-cell table:formula="of:=VALUE(TRIM(INDIRECT(ADDRESS(14;4;4))))" office:value-type="float" office:value="-12.6919793621159">
            <text:p>-12.6919793621</text:p>
          </table:table-cell>
          <table:table-cell table:formula="of:=VALUE(TRIM(INDIRECT(ADDRESS(14;5;4))))" office:value-type="float" office:value="-12.1778299893621">
            <text:p>-12.1778299894</text:p>
          </table:table-cell>
          <table:table-cell table:formula="of:=VALUE(TRIM(INDIRECT(ADDRESS(14;6;4))))" office:value-type="float" office:value="-12.1581889119107">
            <text:p>-12.1581889119</text:p>
          </table:table-cell>
        </table:table-row>
        <table:table-row table:style-name="ro2">
          <table:table-cell/>
          <table:table-cell table:formula="of:=VALUE(TRIM(INDIRECT(ADDRESS(15;2;4))))" office:value-type="float" office:value="-15.653559774527">
            <text:p>-15.6535597745</text:p>
          </table:table-cell>
          <table:table-cell table:formula="of:=VALUE(TRIM(INDIRECT(ADDRESS(15;3;4))))" office:value-type="float" office:value="-11.0689664423768">
            <text:p>-11.0689664424</text:p>
          </table:table-cell>
          <table:table-cell table:formula="of:=VALUE(TRIM(INDIRECT(ADDRESS(15;4;4))))" office:value-type="float" office:value="-0.000000488186962347078">
            <text:p>-4.88186962347078E-007</text:p>
          </table:table-cell>
          <table:table-cell table:formula="of:=VALUE(TRIM(INDIRECT(ADDRESS(15;5;4))))" office:value-type="float" office:value="-0.00365313086380684">
            <text:p>-0.0036531309</text:p>
          </table:table-cell>
          <table:table-cell table:formula="of:=VALUE(TRIM(INDIRECT(ADDRESS(15;6;4))))" office:value-type="float" office:value="-12.7350052439768">
            <text:p>-12.735005244</text:p>
          </table:table-cell>
        </table:table-row>
        <table:table-row table:style-name="ro2">
          <table:table-cell/>
          <table:table-cell/>
          <table:table-cell table:number-columns-repeated="4"/>
        </table:table-row>
        <table:table-row table:style-name="ro2">
          <table:table-cell/>
          <table:table-cell table:formula="of:=RANK(INDIRECT(ADDRESS(17;2;4));INDIRECT(ADDRESS(17;2;4)):INDIRECT(ADDRESS(17;6;4));1)" office:value-type="float" office:value="1">
            <text:p>1</text:p>
          </table:table-cell>
          <table:table-cell table:formula="of:=RANK(INDIRECT(ADDRESS(17;3;4));INDIRECT(ADDRESS(17;2;4)):INDIRECT(ADDRESS(17;6;4));1)" office:value-type="float" office:value="5">
            <text:p>5</text:p>
          </table:table-cell>
          <table:table-cell table:formula="of:=RANK(INDIRECT(ADDRESS(17;4;4));INDIRECT(ADDRESS(17;2;4)):INDIRECT(ADDRESS(17;6;4));1)" office:value-type="float" office:value="3">
            <text:p>3</text:p>
          </table:table-cell>
          <table:table-cell table:formula="of:=RANK(INDIRECT(ADDRESS(17;5;4));INDIRECT(ADDRESS(17;2;4)):INDIRECT(ADDRESS(17;6;4));1)" office:value-type="float" office:value="4">
            <text:p>4</text:p>
          </table:table-cell>
          <table:table-cell table:formula="of:=RANK(INDIRECT(ADDRESS(17;6;4));INDIRECT(ADDRESS(17;2;4)):INDIRECT(ADDRESS(17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8;2;4));INDIRECT(ADDRESS(18;2;4)):INDIRECT(ADDRESS(18;6;4));1)" office:value-type="float" office:value="1">
            <text:p>1</text:p>
          </table:table-cell>
          <table:table-cell table:formula="of:=RANK(INDIRECT(ADDRESS(18;3;4));INDIRECT(ADDRESS(18;2;4)):INDIRECT(ADDRESS(18;6;4));1)" office:value-type="float" office:value="3">
            <text:p>3</text:p>
          </table:table-cell>
          <table:table-cell table:formula="of:=RANK(INDIRECT(ADDRESS(18;4;4));INDIRECT(ADDRESS(18;2;4)):INDIRECT(ADDRESS(18;6;4));1)" office:value-type="float" office:value="5">
            <text:p>5</text:p>
          </table:table-cell>
          <table:table-cell table:formula="of:=RANK(INDIRECT(ADDRESS(18;5;4));INDIRECT(ADDRESS(18;2;4)):INDIRECT(ADDRESS(18;6;4));1)" office:value-type="float" office:value="4">
            <text:p>4</text:p>
          </table:table-cell>
          <table:table-cell table:formula="of:=RANK(INDIRECT(ADDRESS(18;6;4));INDIRECT(ADDRESS(18;2;4)):INDIRECT(ADDRESS(18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19;2;4));INDIRECT(ADDRESS(19;2;4)):INDIRECT(ADDRESS(19;6;4));1)" office:value-type="float" office:value="5">
            <text:p>5</text:p>
          </table:table-cell>
          <table:table-cell table:formula="of:=RANK(INDIRECT(ADDRESS(19;3;4));INDIRECT(ADDRESS(19;2;4)):INDIRECT(ADDRESS(19;6;4));1)" office:value-type="float" office:value="4">
            <text:p>4</text:p>
          </table:table-cell>
          <table:table-cell table:formula="of:=RANK(INDIRECT(ADDRESS(19;4;4));INDIRECT(ADDRESS(19;2;4)):INDIRECT(ADDRESS(19;6;4));1)" office:value-type="float" office:value="3">
            <text:p>3</text:p>
          </table:table-cell>
          <table:table-cell table:formula="of:=RANK(INDIRECT(ADDRESS(19;5;4));INDIRECT(ADDRESS(19;2;4)):INDIRECT(ADDRESS(19;6;4));1)" office:value-type="float" office:value="1">
            <text:p>1</text:p>
          </table:table-cell>
          <table:table-cell table:formula="of:=RANK(INDIRECT(ADDRESS(19;6;4));INDIRECT(ADDRESS(19;2;4)):INDIRECT(ADDRESS(19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0;2;4));INDIRECT(ADDRESS(20;2;4)):INDIRECT(ADDRESS(20;6;4));1)" office:value-type="float" office:value="5">
            <text:p>5</text:p>
          </table:table-cell>
          <table:table-cell table:formula="of:=RANK(INDIRECT(ADDRESS(20;3;4));INDIRECT(ADDRESS(20;2;4)):INDIRECT(ADDRESS(20;6;4));1)" office:value-type="float" office:value="4">
            <text:p>4</text:p>
          </table:table-cell>
          <table:table-cell table:formula="of:=RANK(INDIRECT(ADDRESS(20;4;4));INDIRECT(ADDRESS(20;2;4)):INDIRECT(ADDRESS(20;6;4));1)" office:value-type="float" office:value="3">
            <text:p>3</text:p>
          </table:table-cell>
          <table:table-cell table:formula="of:=RANK(INDIRECT(ADDRESS(20;5;4));INDIRECT(ADDRESS(20;2;4)):INDIRECT(ADDRESS(20;6;4));1)" office:value-type="float" office:value="1">
            <text:p>1</text:p>
          </table:table-cell>
          <table:table-cell table:formula="of:=RANK(INDIRECT(ADDRESS(20;6;4));INDIRECT(ADDRESS(20;2;4)):INDIRECT(ADDRESS(20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1;2;4));INDIRECT(ADDRESS(21;2;4)):INDIRECT(ADDRESS(21;6;4));1)" office:value-type="float" office:value="5">
            <text:p>5</text:p>
          </table:table-cell>
          <table:table-cell table:formula="of:=RANK(INDIRECT(ADDRESS(21;3;4));INDIRECT(ADDRESS(21;2;4)):INDIRECT(ADDRESS(21;6;4));1)" office:value-type="float" office:value="4">
            <text:p>4</text:p>
          </table:table-cell>
          <table:table-cell table:formula="of:=RANK(INDIRECT(ADDRESS(21;4;4));INDIRECT(ADDRESS(21;2;4)):INDIRECT(ADDRESS(21;6;4));1)" office:value-type="float" office:value="3">
            <text:p>3</text:p>
          </table:table-cell>
          <table:table-cell table:formula="of:=RANK(INDIRECT(ADDRESS(21;5;4));INDIRECT(ADDRESS(21;2;4)):INDIRECT(ADDRESS(21;6;4));1)" office:value-type="float" office:value="1">
            <text:p>1</text:p>
          </table:table-cell>
          <table:table-cell table:formula="of:=RANK(INDIRECT(ADDRESS(21;6;4));INDIRECT(ADDRESS(21;2;4)):INDIRECT(ADDRESS(21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2;2;4));INDIRECT(ADDRESS(22;2;4)):INDIRECT(ADDRESS(22;6;4));1)" office:value-type="float" office:value="5">
            <text:p>5</text:p>
          </table:table-cell>
          <table:table-cell table:formula="of:=RANK(INDIRECT(ADDRESS(22;3;4));INDIRECT(ADDRESS(22;2;4)):INDIRECT(ADDRESS(22;6;4));1)" office:value-type="float" office:value="4">
            <text:p>4</text:p>
          </table:table-cell>
          <table:table-cell table:formula="of:=RANK(INDIRECT(ADDRESS(22;4;4));INDIRECT(ADDRESS(22;2;4)):INDIRECT(ADDRESS(22;6;4));1)" office:value-type="float" office:value="3">
            <text:p>3</text:p>
          </table:table-cell>
          <table:table-cell table:formula="of:=RANK(INDIRECT(ADDRESS(22;5;4));INDIRECT(ADDRESS(22;2;4)):INDIRECT(ADDRESS(22;6;4));1)" office:value-type="float" office:value="1">
            <text:p>1</text:p>
          </table:table-cell>
          <table:table-cell table:formula="of:=RANK(INDIRECT(ADDRESS(22;6;4));INDIRECT(ADDRESS(22;2;4)):INDIRECT(ADDRESS(22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3;2;4));INDIRECT(ADDRESS(23;2;4)):INDIRECT(ADDRESS(23;6;4));1)" office:value-type="float" office:value="5">
            <text:p>5</text:p>
          </table:table-cell>
          <table:table-cell table:formula="of:=RANK(INDIRECT(ADDRESS(23;3;4));INDIRECT(ADDRESS(23;2;4)):INDIRECT(ADDRESS(23;6;4));1)" office:value-type="float" office:value="4">
            <text:p>4</text:p>
          </table:table-cell>
          <table:table-cell table:formula="of:=RANK(INDIRECT(ADDRESS(23;4;4));INDIRECT(ADDRESS(23;2;4)):INDIRECT(ADDRESS(23;6;4));1)" office:value-type="float" office:value="3">
            <text:p>3</text:p>
          </table:table-cell>
          <table:table-cell table:formula="of:=RANK(INDIRECT(ADDRESS(23;5;4));INDIRECT(ADDRESS(23;2;4)):INDIRECT(ADDRESS(23;6;4));1)" office:value-type="float" office:value="1">
            <text:p>1</text:p>
          </table:table-cell>
          <table:table-cell table:formula="of:=RANK(INDIRECT(ADDRESS(23;6;4));INDIRECT(ADDRESS(23;2;4)):INDIRECT(ADDRESS(23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4;2;4));INDIRECT(ADDRESS(24;2;4)):INDIRECT(ADDRESS(24;6;4));1)" office:value-type="float" office:value="5">
            <text:p>5</text:p>
          </table:table-cell>
          <table:table-cell table:formula="of:=RANK(INDIRECT(ADDRESS(24;3;4));INDIRECT(ADDRESS(24;2;4)):INDIRECT(ADDRESS(24;6;4));1)" office:value-type="float" office:value="4">
            <text:p>4</text:p>
          </table:table-cell>
          <table:table-cell table:formula="of:=RANK(INDIRECT(ADDRESS(24;4;4));INDIRECT(ADDRESS(24;2;4)):INDIRECT(ADDRESS(24;6;4));1)" office:value-type="float" office:value="1">
            <text:p>1</text:p>
          </table:table-cell>
          <table:table-cell table:formula="of:=RANK(INDIRECT(ADDRESS(24;5;4));INDIRECT(ADDRESS(24;2;4)):INDIRECT(ADDRESS(24;6;4));1)" office:value-type="float" office:value="3">
            <text:p>3</text:p>
          </table:table-cell>
          <table:table-cell table:formula="of:=RANK(INDIRECT(ADDRESS(24;6;4));INDIRECT(ADDRESS(24;2;4)):INDIRECT(ADDRESS(24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5;2;4));INDIRECT(ADDRESS(25;2;4)):INDIRECT(ADDRESS(25;6;4));1)" office:value-type="float" office:value="4">
            <text:p>4</text:p>
          </table:table-cell>
          <table:table-cell table:formula="of:=RANK(INDIRECT(ADDRESS(25;3;4));INDIRECT(ADDRESS(25;2;4)):INDIRECT(ADDRESS(25;6;4));1)" office:value-type="float" office:value="3">
            <text:p>3</text:p>
          </table:table-cell>
          <table:table-cell table:formula="of:=RANK(INDIRECT(ADDRESS(25;4;4));INDIRECT(ADDRESS(25;2;4)):INDIRECT(ADDRESS(25;6;4));1)" office:value-type="float" office:value="1">
            <text:p>1</text:p>
          </table:table-cell>
          <table:table-cell table:formula="of:=RANK(INDIRECT(ADDRESS(25;5;4));INDIRECT(ADDRESS(25;2;4)):INDIRECT(ADDRESS(25;6;4));1)" office:value-type="float" office:value="2">
            <text:p>2</text:p>
          </table:table-cell>
          <table:table-cell table:formula="of:=RANK(INDIRECT(ADDRESS(25;6;4));INDIRECT(ADDRESS(25;2;4)):INDIRECT(ADDRESS(25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6;2;4));INDIRECT(ADDRESS(26;2;4)):INDIRECT(ADDRESS(26;6;4));1)" office:value-type="float" office:value="5">
            <text:p>5</text:p>
          </table:table-cell>
          <table:table-cell table:formula="of:=RANK(INDIRECT(ADDRESS(26;3;4));INDIRECT(ADDRESS(26;2;4)):INDIRECT(ADDRESS(26;6;4));1)" office:value-type="float" office:value="4">
            <text:p>4</text:p>
          </table:table-cell>
          <table:table-cell table:formula="of:=RANK(INDIRECT(ADDRESS(26;4;4));INDIRECT(ADDRESS(26;2;4)):INDIRECT(ADDRESS(26;6;4));1)" office:value-type="float" office:value="2">
            <text:p>2</text:p>
          </table:table-cell>
          <table:table-cell table:formula="of:=RANK(INDIRECT(ADDRESS(26;5;4));INDIRECT(ADDRESS(26;2;4)):INDIRECT(ADDRESS(26;6;4));1)" office:value-type="float" office:value="1">
            <text:p>1</text:p>
          </table:table-cell>
          <table:table-cell table:formula="of:=RANK(INDIRECT(ADDRESS(26;6;4));INDIRECT(ADDRESS(26;2;4)):INDIRECT(ADDRESS(26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7;2;4));INDIRECT(ADDRESS(27;2;4)):INDIRECT(ADDRESS(27;6;4));1)" office:value-type="float" office:value="2">
            <text:p>2</text:p>
          </table:table-cell>
          <table:table-cell table:formula="of:=RANK(INDIRECT(ADDRESS(27;3;4));INDIRECT(ADDRESS(27;2;4)):INDIRECT(ADDRESS(27;6;4));1)" office:value-type="float" office:value="3">
            <text:p>3</text:p>
          </table:table-cell>
          <table:table-cell table:formula="of:=RANK(INDIRECT(ADDRESS(27;4;4));INDIRECT(ADDRESS(27;2;4)):INDIRECT(ADDRESS(27;6;4));1)" office:value-type="float" office:value="5">
            <text:p>5</text:p>
          </table:table-cell>
          <table:table-cell table:formula="of:=RANK(INDIRECT(ADDRESS(27;5;4));INDIRECT(ADDRESS(27;2;4)):INDIRECT(ADDRESS(27;6;4));1)" office:value-type="float" office:value="4">
            <text:p>4</text:p>
          </table:table-cell>
          <table:table-cell table:formula="of:=RANK(INDIRECT(ADDRESS(27;6;4));INDIRECT(ADDRESS(27;2;4)):INDIRECT(ADDRESS(27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8;2;4));INDIRECT(ADDRESS(28;2;4)):INDIRECT(ADDRESS(28;6;4));1)" office:value-type="float" office:value="5">
            <text:p>5</text:p>
          </table:table-cell>
          <table:table-cell table:formula="of:=RANK(INDIRECT(ADDRESS(28;3;4));INDIRECT(ADDRESS(28;2;4)):INDIRECT(ADDRESS(28;6;4));1)" office:value-type="float" office:value="4">
            <text:p>4</text:p>
          </table:table-cell>
          <table:table-cell table:formula="of:=RANK(INDIRECT(ADDRESS(28;4;4));INDIRECT(ADDRESS(28;2;4)):INDIRECT(ADDRESS(28;6;4));1)" office:value-type="float" office:value="1">
            <text:p>1</text:p>
          </table:table-cell>
          <table:table-cell table:formula="of:=RANK(INDIRECT(ADDRESS(28;5;4));INDIRECT(ADDRESS(28;2;4)):INDIRECT(ADDRESS(28;6;4));1)" office:value-type="float" office:value="2">
            <text:p>2</text:p>
          </table:table-cell>
          <table:table-cell table:formula="of:=RANK(INDIRECT(ADDRESS(28;6;4));INDIRECT(ADDRESS(28;2;4)):INDIRECT(ADDRESS(28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9;2;4));INDIRECT(ADDRESS(29;2;4)):INDIRECT(ADDRESS(29;6;4));1)" office:value-type="float" office:value="5">
            <text:p>5</text:p>
          </table:table-cell>
          <table:table-cell table:formula="of:=RANK(INDIRECT(ADDRESS(29;3;4));INDIRECT(ADDRESS(29;2;4)):INDIRECT(ADDRESS(29;6;4));1)" office:value-type="float" office:value="4">
            <text:p>4</text:p>
          </table:table-cell>
          <table:table-cell table:formula="of:=RANK(INDIRECT(ADDRESS(29;4;4));INDIRECT(ADDRESS(29;2;4)):INDIRECT(ADDRESS(29;6;4));1)" office:value-type="float" office:value="1">
            <text:p>1</text:p>
          </table:table-cell>
          <table:table-cell table:formula="of:=RANK(INDIRECT(ADDRESS(29;5;4));INDIRECT(ADDRESS(29;2;4)):INDIRECT(ADDRESS(29;6;4));1)" office:value-type="float" office:value="2">
            <text:p>2</text:p>
          </table:table-cell>
          <table:table-cell table:formula="of:=RANK(INDIRECT(ADDRESS(29;6;4));INDIRECT(ADDRESS(29;2;4)):INDIRECT(ADDRESS(29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0;2;4));INDIRECT(ADDRESS(30;2;4)):INDIRECT(ADDRESS(30;6;4));1)" office:value-type="float" office:value="1">
            <text:p>1</text:p>
          </table:table-cell>
          <table:table-cell table:formula="of:=RANK(INDIRECT(ADDRESS(30;3;4));INDIRECT(ADDRESS(30;2;4)):INDIRECT(ADDRESS(30;6;4));1)" office:value-type="float" office:value="3">
            <text:p>3</text:p>
          </table:table-cell>
          <table:table-cell table:formula="of:=RANK(INDIRECT(ADDRESS(30;4;4));INDIRECT(ADDRESS(30;2;4)):INDIRECT(ADDRESS(30;6;4));1)" office:value-type="float" office:value="5">
            <text:p>5</text:p>
          </table:table-cell>
          <table:table-cell table:formula="of:=RANK(INDIRECT(ADDRESS(30;5;4));INDIRECT(ADDRESS(30;2;4)):INDIRECT(ADDRESS(30;6;4));1)" office:value-type="float" office:value="4">
            <text:p>4</text:p>
          </table:table-cell>
          <table:table-cell table:formula="of:=RANK(INDIRECT(ADDRESS(30;6;4));INDIRECT(ADDRESS(30;2;4)):INDIRECT(ADDRESS(30;6;4));1)" office:value-type="float" office:value="2">
            <text:p>2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32;2;4)):INDIRECT(ADDRESS(45;2;4)))" office:value-type="float" office:value="3.85714285714286">
            <text:p>3.8571428571</text:p>
          </table:table-cell>
          <table:table-cell table:formula="of:=AVERAGE(INDIRECT(ADDRESS(32;3;4)):INDIRECT(ADDRESS(45;3;4)))" office:value-type="float" office:value="3.78571428571429">
            <text:p>3.7857142857</text:p>
          </table:table-cell>
          <table:table-cell table:formula="of:=AVERAGE(INDIRECT(ADDRESS(32;4;4)):INDIRECT(ADDRESS(45;4;4)))" office:value-type="float" office:value="2.78571428571429">
            <text:p>2.7857142857</text:p>
          </table:table-cell>
          <table:table-cell table:formula="of:=AVERAGE(INDIRECT(ADDRESS(32;5;4)):INDIRECT(ADDRESS(45;5;4)))" office:value-type="float" office:value="2.21428571428571">
            <text:p>2.2142857143</text:p>
          </table:table-cell>
          <table:table-cell table:formula="of:=AVERAGE(INDIRECT(ADDRESS(32;6;4)):INDIRECT(ADDRESS(45;6;4)))" office:value-type="float" office:value="2.28571428571429">
            <text:p>2.2857142857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46;2;4));INDIRECT(ADDRESS(46;2;4)):INDIRECT(ADDRESS(46;6;4));1)" office:value-type="float" office:value="5">
            <text:p>5</text:p>
          </table:table-cell>
          <table:table-cell table:formula="of:=RANK(INDIRECT(ADDRESS(46;3;4));INDIRECT(ADDRESS(46;2;4)):INDIRECT(ADDRESS(46;6;4));1)" office:value-type="float" office:value="4">
            <text:p>4</text:p>
          </table:table-cell>
          <table:table-cell table:formula="of:=RANK(INDIRECT(ADDRESS(46;4;4));INDIRECT(ADDRESS(46;2;4)):INDIRECT(ADDRESS(46;6;4));1)" office:value-type="float" office:value="3">
            <text:p>3</text:p>
          </table:table-cell>
          <table:table-cell table:formula="of:=RANK(INDIRECT(ADDRESS(46;5;4));INDIRECT(ADDRESS(46;2;4)):INDIRECT(ADDRESS(46;6;4));1)" office:value-type="float" office:value="1">
            <text:p>1</text:p>
          </table:table-cell>
          <table:table-cell table:formula="of:=RANK(INDIRECT(ADDRESS(46;6;4));INDIRECT(ADDRESS(46;2;4)):INDIRECT(ADDRESS(46;6;4));1)" office:value-type="float" office:value="2">
            <text:p>2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5" office:value-type="float" office:value="0.125293282259022">
            <text:p>0.125293282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46;2;4)):INDIRECT(ADDRESS(46;6;4)))+INDIRECT(ADDRESS(48;2;4))" office:value-type="float" office:value="2.33957899654474">
            <text:p>2.3395789965</text:p>
          </table:table-cell>
          <table:table-cell table:formula="of:=MIN(INDIRECT(ADDRESS(46;2;4)):INDIRECT(ADDRESS(46;6;4)))+INDIRECT(ADDRESS(48;3;4))" office:value-type="float" office:value="2.33957899654474">
            <text:p>2.3395789965</text:p>
          </table:table-cell>
          <table:table-cell table:formula="of:=MIN(INDIRECT(ADDRESS(46;2;4)):INDIRECT(ADDRESS(46;6;4)))+INDIRECT(ADDRESS(48;4;4))" office:value-type="float" office:value="2.33957899654474">
            <text:p>2.3395789965</text:p>
          </table:table-cell>
          <table:table-cell table:formula="of:=MIN(INDIRECT(ADDRESS(46;2;4)):INDIRECT(ADDRESS(46;6;4)))+INDIRECT(ADDRESS(48;5;4))" office:value-type="float" office:value="2.33957899654474">
            <text:p>2.3395789965</text:p>
          </table:table-cell>
          <table:table-cell table:formula="of:=MIN(INDIRECT(ADDRESS(46;2;4)):INDIRECT(ADDRESS(46;6;4)))+INDIRECT(ADDRESS(48;6;4))" office:value-type="float" office:value="2.33957899654474">
            <text:p>2.3395789965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49;2;4))&gt;INDIRECT(ADDRESS(46;2;4));1;0)" office:value-type="float" office:value="0">
            <text:p>0</text:p>
          </table:table-cell>
          <table:table-cell table:formula="of:=IF(INDIRECT(ADDRESS(49;3;4))&gt;INDIRECT(ADDRESS(46;3;4));1;0)" office:value-type="float" office:value="0">
            <text:p>0</text:p>
          </table:table-cell>
          <table:table-cell table:formula="of:=IF(INDIRECT(ADDRESS(49;4;4))&gt;INDIRECT(ADDRESS(46;4;4));1;0)" office:value-type="float" office:value="0">
            <text:p>0</text:p>
          </table:table-cell>
          <table:table-cell table:formula="of:=IF(INDIRECT(ADDRESS(49;5;4))&gt;INDIRECT(ADDRESS(46;5;4));1;0)" office:value-type="float" office:value="1">
            <text:p>1</text:p>
          </table:table-cell>
          <table:table-cell table:formula="of:=IF(INDIRECT(ADDRESS(49;6;4))&gt;INDIRECT(ADDRESS(46;6;4));1;0)" office:value-type="float" office:value="1">
            <text:p>1</text:p>
          </table:table-cell>
        </table:table-row>
      </table:table>
      <table:table table:name="Evals" table:style-name="ta1" table:print="false">
        <table:table-column table:style-name="co1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FD</text:p>
          </table:table-cell>
          <table:table-cell office:value-type="string">
            <text:p>CD</text:p>
          </table:table-cell>
          <table:table-cell office:value-type="string">
            <text:p>CD4</text:p>
          </table:table-cell>
          <table:table-cell office:value-type="string">
            <text:p>Cheb Doubling</text:p>
          </table:table-cell>
          <table:table-cell office:value-type="string">
            <text:p>Cheb64 Adaptive Piecewise</text:p>
          </table:table-cell>
        </table:table-row>
        <table:table-row table:style-name="ro2">
          <table:table-cell office:value-type="string">
            <text:p>Step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97">
            <text:p>4097</text:p>
          </table:table-cell>
          <table:table-cell office:value-type="float" office:value="6175">
            <text:p>6175</text:p>
          </table:table-cell>
        </table:table-row>
        <table:table-row table:style-name="ro2">
          <table:table-cell office:value-type="string">
            <text:p>Abs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97">
            <text:p>4097</text:p>
          </table:table-cell>
          <table:table-cell office:value-type="float" office:value="1105">
            <text:p>1105</text:p>
          </table:table-cell>
        </table:table-row>
        <table:table-row table:style-name="ro2">
          <table:table-cell office:value-type="string">
            <text:p>Lin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</table:table-row>
        <table:table-row table:style-name="ro2">
          <table:table-cell office:value-type="string">
            <text:p>Square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</table:table-row>
        <table:table-row table:style-name="ro2">
          <table:table-cell office:value-type="string">
            <text:p>Cube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</table:table-row>
        <table:table-row table:style-name="ro2">
          <table:table-cell office:value-type="string">
            <text:p>Quad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</table:table-row>
        <table:table-row table:style-name="ro2">
          <table:table-cell office:value-type="string">
            <text:p>Exp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</table:table-row>
        <table:table-row table:style-name="ro2">
          <table:table-cell office:value-type="string">
            <text:p>Log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105">
            <text:p>1105</text:p>
          </table:table-cell>
        </table:table-row>
        <table:table-row table:style-name="ro2">
          <table:table-cell office:value-type="string">
            <text:p>XSinXM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97">
            <text:p>4097</text:p>
          </table:table-cell>
          <table:table-cell office:value-type="float" office:value="1015625">
            <text:p>1015625</text:p>
          </table:table-cell>
        </table:table-row>
        <table:table-row table:style-name="ro2">
          <table:table-cell office:value-type="string">
            <text:p>Sin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AbsIntegral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97">
            <text:p>4097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Tanh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NormalPDF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DeltaPDF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97">
            <text:p>4097</text:p>
          </table:table-cell>
          <table:table-cell office:value-type="float" office:value="10335">
            <text:p>1033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VALUE(TRIM(INDIRECT(ADDRESS(2;2;4))))" office:value-type="float" office:value="2">
            <text:p>2</text:p>
          </table:table-cell>
          <table:table-cell table:formula="of:=VALUE(TRIM(INDIRECT(ADDRESS(2;3;4))))" office:value-type="float" office:value="2">
            <text:p>2</text:p>
          </table:table-cell>
          <table:table-cell table:formula="of:=VALUE(TRIM(INDIRECT(ADDRESS(2;4;4))))" office:value-type="float" office:value="4">
            <text:p>4</text:p>
          </table:table-cell>
          <table:table-cell table:formula="of:=VALUE(TRIM(INDIRECT(ADDRESS(2;5;4))))" office:value-type="float" office:value="4097">
            <text:p>4097</text:p>
          </table:table-cell>
          <table:table-cell table:formula="of:=VALUE(TRIM(INDIRECT(ADDRESS(2;6;4))))" office:value-type="float" office:value="6175">
            <text:p>6175</text:p>
          </table:table-cell>
        </table:table-row>
        <table:table-row table:style-name="ro2">
          <table:table-cell/>
          <table:table-cell table:formula="of:=VALUE(TRIM(INDIRECT(ADDRESS(3;2;4))))" office:value-type="float" office:value="2">
            <text:p>2</text:p>
          </table:table-cell>
          <table:table-cell table:formula="of:=VALUE(TRIM(INDIRECT(ADDRESS(3;3;4))))" office:value-type="float" office:value="2">
            <text:p>2</text:p>
          </table:table-cell>
          <table:table-cell table:formula="of:=VALUE(TRIM(INDIRECT(ADDRESS(3;4;4))))" office:value-type="float" office:value="4">
            <text:p>4</text:p>
          </table:table-cell>
          <table:table-cell table:formula="of:=VALUE(TRIM(INDIRECT(ADDRESS(3;5;4))))" office:value-type="float" office:value="4097">
            <text:p>4097</text:p>
          </table:table-cell>
          <table:table-cell table:formula="of:=VALUE(TRIM(INDIRECT(ADDRESS(3;6;4))))" office:value-type="float" office:value="1105">
            <text:p>1105</text:p>
          </table:table-cell>
        </table:table-row>
        <table:table-row table:style-name="ro2">
          <table:table-cell/>
          <table:table-cell table:formula="of:=VALUE(TRIM(INDIRECT(ADDRESS(4;2;4))))" office:value-type="float" office:value="2">
            <text:p>2</text:p>
          </table:table-cell>
          <table:table-cell table:formula="of:=VALUE(TRIM(INDIRECT(ADDRESS(4;3;4))))" office:value-type="float" office:value="2">
            <text:p>2</text:p>
          </table:table-cell>
          <table:table-cell table:formula="of:=VALUE(TRIM(INDIRECT(ADDRESS(4;4;4))))" office:value-type="float" office:value="4">
            <text:p>4</text:p>
          </table:table-cell>
          <table:table-cell table:formula="of:=VALUE(TRIM(INDIRECT(ADDRESS(4;5;4))))" office:value-type="float" office:value="17">
            <text:p>17</text:p>
          </table:table-cell>
          <table:table-cell table:formula="of:=VALUE(TRIM(INDIRECT(ADDRESS(4;6;4))))" office:value-type="float" office:value="1105">
            <text:p>1105</text:p>
          </table:table-cell>
        </table:table-row>
        <table:table-row table:style-name="ro2">
          <table:table-cell/>
          <table:table-cell table:formula="of:=VALUE(TRIM(INDIRECT(ADDRESS(5;2;4))))" office:value-type="float" office:value="2">
            <text:p>2</text:p>
          </table:table-cell>
          <table:table-cell table:formula="of:=VALUE(TRIM(INDIRECT(ADDRESS(5;3;4))))" office:value-type="float" office:value="2">
            <text:p>2</text:p>
          </table:table-cell>
          <table:table-cell table:formula="of:=VALUE(TRIM(INDIRECT(ADDRESS(5;4;4))))" office:value-type="float" office:value="4">
            <text:p>4</text:p>
          </table:table-cell>
          <table:table-cell table:formula="of:=VALUE(TRIM(INDIRECT(ADDRESS(5;5;4))))" office:value-type="float" office:value="17">
            <text:p>17</text:p>
          </table:table-cell>
          <table:table-cell table:formula="of:=VALUE(TRIM(INDIRECT(ADDRESS(5;6;4))))" office:value-type="float" office:value="1105">
            <text:p>1105</text:p>
          </table:table-cell>
        </table:table-row>
        <table:table-row table:style-name="ro2">
          <table:table-cell/>
          <table:table-cell table:formula="of:=VALUE(TRIM(INDIRECT(ADDRESS(6;2;4))))" office:value-type="float" office:value="2">
            <text:p>2</text:p>
          </table:table-cell>
          <table:table-cell table:formula="of:=VALUE(TRIM(INDIRECT(ADDRESS(6;3;4))))" office:value-type="float" office:value="2">
            <text:p>2</text:p>
          </table:table-cell>
          <table:table-cell table:formula="of:=VALUE(TRIM(INDIRECT(ADDRESS(6;4;4))))" office:value-type="float" office:value="4">
            <text:p>4</text:p>
          </table:table-cell>
          <table:table-cell table:formula="of:=VALUE(TRIM(INDIRECT(ADDRESS(6;5;4))))" office:value-type="float" office:value="17">
            <text:p>17</text:p>
          </table:table-cell>
          <table:table-cell table:formula="of:=VALUE(TRIM(INDIRECT(ADDRESS(6;6;4))))" office:value-type="float" office:value="1105">
            <text:p>1105</text:p>
          </table:table-cell>
        </table:table-row>
        <table:table-row table:style-name="ro2">
          <table:table-cell/>
          <table:table-cell table:formula="of:=VALUE(TRIM(INDIRECT(ADDRESS(7;2;4))))" office:value-type="float" office:value="2">
            <text:p>2</text:p>
          </table:table-cell>
          <table:table-cell table:formula="of:=VALUE(TRIM(INDIRECT(ADDRESS(7;3;4))))" office:value-type="float" office:value="2">
            <text:p>2</text:p>
          </table:table-cell>
          <table:table-cell table:formula="of:=VALUE(TRIM(INDIRECT(ADDRESS(7;4;4))))" office:value-type="float" office:value="4">
            <text:p>4</text:p>
          </table:table-cell>
          <table:table-cell table:formula="of:=VALUE(TRIM(INDIRECT(ADDRESS(7;5;4))))" office:value-type="float" office:value="17">
            <text:p>17</text:p>
          </table:table-cell>
          <table:table-cell table:formula="of:=VALUE(TRIM(INDIRECT(ADDRESS(7;6;4))))" office:value-type="float" office:value="1105">
            <text:p>1105</text:p>
          </table:table-cell>
        </table:table-row>
        <table:table-row table:style-name="ro2">
          <table:table-cell/>
          <table:table-cell table:formula="of:=VALUE(TRIM(INDIRECT(ADDRESS(8;2;4))))" office:value-type="float" office:value="2">
            <text:p>2</text:p>
          </table:table-cell>
          <table:table-cell table:formula="of:=VALUE(TRIM(INDIRECT(ADDRESS(8;3;4))))" office:value-type="float" office:value="2">
            <text:p>2</text:p>
          </table:table-cell>
          <table:table-cell table:formula="of:=VALUE(TRIM(INDIRECT(ADDRESS(8;4;4))))" office:value-type="float" office:value="4">
            <text:p>4</text:p>
          </table:table-cell>
          <table:table-cell table:formula="of:=VALUE(TRIM(INDIRECT(ADDRESS(8;5;4))))" office:value-type="float" office:value="17">
            <text:p>17</text:p>
          </table:table-cell>
          <table:table-cell table:formula="of:=VALUE(TRIM(INDIRECT(ADDRESS(8;6;4))))" office:value-type="float" office:value="1105">
            <text:p>1105</text:p>
          </table:table-cell>
        </table:table-row>
        <table:table-row table:style-name="ro2">
          <table:table-cell/>
          <table:table-cell table:formula="of:=VALUE(TRIM(INDIRECT(ADDRESS(9;2;4))))" office:value-type="float" office:value="2">
            <text:p>2</text:p>
          </table:table-cell>
          <table:table-cell table:formula="of:=VALUE(TRIM(INDIRECT(ADDRESS(9;3;4))))" office:value-type="float" office:value="2">
            <text:p>2</text:p>
          </table:table-cell>
          <table:table-cell table:formula="of:=VALUE(TRIM(INDIRECT(ADDRESS(9;4;4))))" office:value-type="float" office:value="4">
            <text:p>4</text:p>
          </table:table-cell>
          <table:table-cell table:formula="of:=VALUE(TRIM(INDIRECT(ADDRESS(9;5;4))))" office:value-type="float" office:value="33">
            <text:p>33</text:p>
          </table:table-cell>
          <table:table-cell table:formula="of:=VALUE(TRIM(INDIRECT(ADDRESS(9;6;4))))" office:value-type="float" office:value="1105">
            <text:p>1105</text:p>
          </table:table-cell>
        </table:table-row>
        <table:table-row table:style-name="ro2">
          <table:table-cell/>
          <table:table-cell table:formula="of:=VALUE(TRIM(INDIRECT(ADDRESS(10;2;4))))" office:value-type="float" office:value="2">
            <text:p>2</text:p>
          </table:table-cell>
          <table:table-cell table:formula="of:=VALUE(TRIM(INDIRECT(ADDRESS(10;3;4))))" office:value-type="float" office:value="2">
            <text:p>2</text:p>
          </table:table-cell>
          <table:table-cell table:formula="of:=VALUE(TRIM(INDIRECT(ADDRESS(10;4;4))))" office:value-type="float" office:value="4">
            <text:p>4</text:p>
          </table:table-cell>
          <table:table-cell table:formula="of:=VALUE(TRIM(INDIRECT(ADDRESS(10;5;4))))" office:value-type="float" office:value="4097">
            <text:p>4097</text:p>
          </table:table-cell>
          <table:table-cell table:formula="of:=VALUE(TRIM(INDIRECT(ADDRESS(10;6;4))))" office:value-type="float" office:value="1015625">
            <text:p>1015625</text:p>
          </table:table-cell>
        </table:table-row>
        <table:table-row table:style-name="ro2">
          <table:table-cell/>
          <table:table-cell table:formula="of:=VALUE(TRIM(INDIRECT(ADDRESS(11;2;4))))" office:value-type="float" office:value="2">
            <text:p>2</text:p>
          </table:table-cell>
          <table:table-cell table:formula="of:=VALUE(TRIM(INDIRECT(ADDRESS(11;3;4))))" office:value-type="float" office:value="2">
            <text:p>2</text:p>
          </table:table-cell>
          <table:table-cell table:formula="of:=VALUE(TRIM(INDIRECT(ADDRESS(11;4;4))))" office:value-type="float" office:value="4">
            <text:p>4</text:p>
          </table:table-cell>
          <table:table-cell table:formula="of:=VALUE(TRIM(INDIRECT(ADDRESS(11;5;4))))" office:value-type="float" office:value="17">
            <text:p>17</text:p>
          </table:table-cell>
          <table:table-cell table:formula="of:=VALUE(TRIM(INDIRECT(ADDRESS(11;6;4))))" office:value-type="float" office:value="1105">
            <text:p>1105</text:p>
          </table:table-cell>
        </table:table-row>
        <table:table-row table:style-name="ro2">
          <table:table-cell/>
          <table:table-cell table:formula="of:=VALUE(TRIM(INDIRECT(ADDRESS(12;2;4))))" office:value-type="float" office:value="2">
            <text:p>2</text:p>
          </table:table-cell>
          <table:table-cell table:formula="of:=VALUE(TRIM(INDIRECT(ADDRESS(12;3;4))))" office:value-type="float" office:value="2">
            <text:p>2</text:p>
          </table:table-cell>
          <table:table-cell table:formula="of:=VALUE(TRIM(INDIRECT(ADDRESS(12;4;4))))" office:value-type="float" office:value="4">
            <text:p>4</text:p>
          </table:table-cell>
          <table:table-cell table:formula="of:=VALUE(TRIM(INDIRECT(ADDRESS(12;5;4))))" office:value-type="float" office:value="4097">
            <text:p>4097</text:p>
          </table:table-cell>
          <table:table-cell table:formula="of:=VALUE(TRIM(INDIRECT(ADDRESS(12;6;4))))" office:value-type="float" office:value="1105">
            <text:p>1105</text:p>
          </table:table-cell>
        </table:table-row>
        <table:table-row table:style-name="ro2">
          <table:table-cell/>
          <table:table-cell table:formula="of:=VALUE(TRIM(INDIRECT(ADDRESS(13;2;4))))" office:value-type="float" office:value="2">
            <text:p>2</text:p>
          </table:table-cell>
          <table:table-cell table:formula="of:=VALUE(TRIM(INDIRECT(ADDRESS(13;3;4))))" office:value-type="float" office:value="2">
            <text:p>2</text:p>
          </table:table-cell>
          <table:table-cell table:formula="of:=VALUE(TRIM(INDIRECT(ADDRESS(13;4;4))))" office:value-type="float" office:value="4">
            <text:p>4</text:p>
          </table:table-cell>
          <table:table-cell table:formula="of:=VALUE(TRIM(INDIRECT(ADDRESS(13;5;4))))" office:value-type="float" office:value="33">
            <text:p>33</text:p>
          </table:table-cell>
          <table:table-cell table:formula="of:=VALUE(TRIM(INDIRECT(ADDRESS(13;6;4))))" office:value-type="float" office:value="1105">
            <text:p>1105</text:p>
          </table:table-cell>
        </table:table-row>
        <table:table-row table:style-name="ro2">
          <table:table-cell/>
          <table:table-cell table:formula="of:=VALUE(TRIM(INDIRECT(ADDRESS(14;2;4))))" office:value-type="float" office:value="2">
            <text:p>2</text:p>
          </table:table-cell>
          <table:table-cell table:formula="of:=VALUE(TRIM(INDIRECT(ADDRESS(14;3;4))))" office:value-type="float" office:value="2">
            <text:p>2</text:p>
          </table:table-cell>
          <table:table-cell table:formula="of:=VALUE(TRIM(INDIRECT(ADDRESS(14;4;4))))" office:value-type="float" office:value="4">
            <text:p>4</text:p>
          </table:table-cell>
          <table:table-cell table:formula="of:=VALUE(TRIM(INDIRECT(ADDRESS(14;5;4))))" office:value-type="float" office:value="129">
            <text:p>129</text:p>
          </table:table-cell>
          <table:table-cell table:formula="of:=VALUE(TRIM(INDIRECT(ADDRESS(14;6;4))))" office:value-type="float" office:value="1105">
            <text:p>1105</text:p>
          </table:table-cell>
        </table:table-row>
        <table:table-row table:style-name="ro2">
          <table:table-cell/>
          <table:table-cell table:formula="of:=VALUE(TRIM(INDIRECT(ADDRESS(15;2;4))))" office:value-type="float" office:value="2">
            <text:p>2</text:p>
          </table:table-cell>
          <table:table-cell table:formula="of:=VALUE(TRIM(INDIRECT(ADDRESS(15;3;4))))" office:value-type="float" office:value="2">
            <text:p>2</text:p>
          </table:table-cell>
          <table:table-cell table:formula="of:=VALUE(TRIM(INDIRECT(ADDRESS(15;4;4))))" office:value-type="float" office:value="4">
            <text:p>4</text:p>
          </table:table-cell>
          <table:table-cell table:formula="of:=VALUE(TRIM(INDIRECT(ADDRESS(15;5;4))))" office:value-type="float" office:value="4097">
            <text:p>4097</text:p>
          </table:table-cell>
          <table:table-cell table:formula="of:=VALUE(TRIM(INDIRECT(ADDRESS(15;6;4))))" office:value-type="float" office:value="10335">
            <text:p>1033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RANK(INDIRECT(ADDRESS(17;2;4));INDIRECT(ADDRESS(17;2;4)):INDIRECT(ADDRESS(17;6;4));1)" office:value-type="float" office:value="1">
            <text:p>1</text:p>
          </table:table-cell>
          <table:table-cell table:formula="of:=RANK(INDIRECT(ADDRESS(17;3;4));INDIRECT(ADDRESS(17;2;4)):INDIRECT(ADDRESS(17;6;4));1)" office:value-type="float" office:value="1">
            <text:p>1</text:p>
          </table:table-cell>
          <table:table-cell table:formula="of:=RANK(INDIRECT(ADDRESS(17;4;4));INDIRECT(ADDRESS(17;2;4)):INDIRECT(ADDRESS(17;6;4));1)" office:value-type="float" office:value="3">
            <text:p>3</text:p>
          </table:table-cell>
          <table:table-cell table:formula="of:=RANK(INDIRECT(ADDRESS(17;5;4));INDIRECT(ADDRESS(17;2;4)):INDIRECT(ADDRESS(17;6;4));1)" office:value-type="float" office:value="4">
            <text:p>4</text:p>
          </table:table-cell>
          <table:table-cell table:formula="of:=RANK(INDIRECT(ADDRESS(17;6;4));INDIRECT(ADDRESS(17;2;4)):INDIRECT(ADDRESS(17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18;2;4));INDIRECT(ADDRESS(18;2;4)):INDIRECT(ADDRESS(18;6;4));1)" office:value-type="float" office:value="1">
            <text:p>1</text:p>
          </table:table-cell>
          <table:table-cell table:formula="of:=RANK(INDIRECT(ADDRESS(18;3;4));INDIRECT(ADDRESS(18;2;4)):INDIRECT(ADDRESS(18;6;4));1)" office:value-type="float" office:value="1">
            <text:p>1</text:p>
          </table:table-cell>
          <table:table-cell table:formula="of:=RANK(INDIRECT(ADDRESS(18;4;4));INDIRECT(ADDRESS(18;2;4)):INDIRECT(ADDRESS(18;6;4));1)" office:value-type="float" office:value="3">
            <text:p>3</text:p>
          </table:table-cell>
          <table:table-cell table:formula="of:=RANK(INDIRECT(ADDRESS(18;5;4));INDIRECT(ADDRESS(18;2;4)):INDIRECT(ADDRESS(18;6;4));1)" office:value-type="float" office:value="5">
            <text:p>5</text:p>
          </table:table-cell>
          <table:table-cell table:formula="of:=RANK(INDIRECT(ADDRESS(18;6;4));INDIRECT(ADDRESS(18;2;4)):INDIRECT(ADDRESS(18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19;2;4));INDIRECT(ADDRESS(19;2;4)):INDIRECT(ADDRESS(19;6;4));1)" office:value-type="float" office:value="1">
            <text:p>1</text:p>
          </table:table-cell>
          <table:table-cell table:formula="of:=RANK(INDIRECT(ADDRESS(19;3;4));INDIRECT(ADDRESS(19;2;4)):INDIRECT(ADDRESS(19;6;4));1)" office:value-type="float" office:value="1">
            <text:p>1</text:p>
          </table:table-cell>
          <table:table-cell table:formula="of:=RANK(INDIRECT(ADDRESS(19;4;4));INDIRECT(ADDRESS(19;2;4)):INDIRECT(ADDRESS(19;6;4));1)" office:value-type="float" office:value="3">
            <text:p>3</text:p>
          </table:table-cell>
          <table:table-cell table:formula="of:=RANK(INDIRECT(ADDRESS(19;5;4));INDIRECT(ADDRESS(19;2;4)):INDIRECT(ADDRESS(19;6;4));1)" office:value-type="float" office:value="4">
            <text:p>4</text:p>
          </table:table-cell>
          <table:table-cell table:formula="of:=RANK(INDIRECT(ADDRESS(19;6;4));INDIRECT(ADDRESS(19;2;4)):INDIRECT(ADDRESS(19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0;2;4));INDIRECT(ADDRESS(20;2;4)):INDIRECT(ADDRESS(20;6;4));1)" office:value-type="float" office:value="1">
            <text:p>1</text:p>
          </table:table-cell>
          <table:table-cell table:formula="of:=RANK(INDIRECT(ADDRESS(20;3;4));INDIRECT(ADDRESS(20;2;4)):INDIRECT(ADDRESS(20;6;4));1)" office:value-type="float" office:value="1">
            <text:p>1</text:p>
          </table:table-cell>
          <table:table-cell table:formula="of:=RANK(INDIRECT(ADDRESS(20;4;4));INDIRECT(ADDRESS(20;2;4)):INDIRECT(ADDRESS(20;6;4));1)" office:value-type="float" office:value="3">
            <text:p>3</text:p>
          </table:table-cell>
          <table:table-cell table:formula="of:=RANK(INDIRECT(ADDRESS(20;5;4));INDIRECT(ADDRESS(20;2;4)):INDIRECT(ADDRESS(20;6;4));1)" office:value-type="float" office:value="4">
            <text:p>4</text:p>
          </table:table-cell>
          <table:table-cell table:formula="of:=RANK(INDIRECT(ADDRESS(20;6;4));INDIRECT(ADDRESS(20;2;4)):INDIRECT(ADDRESS(20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1;2;4));INDIRECT(ADDRESS(21;2;4)):INDIRECT(ADDRESS(21;6;4));1)" office:value-type="float" office:value="1">
            <text:p>1</text:p>
          </table:table-cell>
          <table:table-cell table:formula="of:=RANK(INDIRECT(ADDRESS(21;3;4));INDIRECT(ADDRESS(21;2;4)):INDIRECT(ADDRESS(21;6;4));1)" office:value-type="float" office:value="1">
            <text:p>1</text:p>
          </table:table-cell>
          <table:table-cell table:formula="of:=RANK(INDIRECT(ADDRESS(21;4;4));INDIRECT(ADDRESS(21;2;4)):INDIRECT(ADDRESS(21;6;4));1)" office:value-type="float" office:value="3">
            <text:p>3</text:p>
          </table:table-cell>
          <table:table-cell table:formula="of:=RANK(INDIRECT(ADDRESS(21;5;4));INDIRECT(ADDRESS(21;2;4)):INDIRECT(ADDRESS(21;6;4));1)" office:value-type="float" office:value="4">
            <text:p>4</text:p>
          </table:table-cell>
          <table:table-cell table:formula="of:=RANK(INDIRECT(ADDRESS(21;6;4));INDIRECT(ADDRESS(21;2;4)):INDIRECT(ADDRESS(21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2;2;4));INDIRECT(ADDRESS(22;2;4)):INDIRECT(ADDRESS(22;6;4));1)" office:value-type="float" office:value="1">
            <text:p>1</text:p>
          </table:table-cell>
          <table:table-cell table:formula="of:=RANK(INDIRECT(ADDRESS(22;3;4));INDIRECT(ADDRESS(22;2;4)):INDIRECT(ADDRESS(22;6;4));1)" office:value-type="float" office:value="1">
            <text:p>1</text:p>
          </table:table-cell>
          <table:table-cell table:formula="of:=RANK(INDIRECT(ADDRESS(22;4;4));INDIRECT(ADDRESS(22;2;4)):INDIRECT(ADDRESS(22;6;4));1)" office:value-type="float" office:value="3">
            <text:p>3</text:p>
          </table:table-cell>
          <table:table-cell table:formula="of:=RANK(INDIRECT(ADDRESS(22;5;4));INDIRECT(ADDRESS(22;2;4)):INDIRECT(ADDRESS(22;6;4));1)" office:value-type="float" office:value="4">
            <text:p>4</text:p>
          </table:table-cell>
          <table:table-cell table:formula="of:=RANK(INDIRECT(ADDRESS(22;6;4));INDIRECT(ADDRESS(22;2;4)):INDIRECT(ADDRESS(22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3;2;4));INDIRECT(ADDRESS(23;2;4)):INDIRECT(ADDRESS(23;6;4));1)" office:value-type="float" office:value="1">
            <text:p>1</text:p>
          </table:table-cell>
          <table:table-cell table:formula="of:=RANK(INDIRECT(ADDRESS(23;3;4));INDIRECT(ADDRESS(23;2;4)):INDIRECT(ADDRESS(23;6;4));1)" office:value-type="float" office:value="1">
            <text:p>1</text:p>
          </table:table-cell>
          <table:table-cell table:formula="of:=RANK(INDIRECT(ADDRESS(23;4;4));INDIRECT(ADDRESS(23;2;4)):INDIRECT(ADDRESS(23;6;4));1)" office:value-type="float" office:value="3">
            <text:p>3</text:p>
          </table:table-cell>
          <table:table-cell table:formula="of:=RANK(INDIRECT(ADDRESS(23;5;4));INDIRECT(ADDRESS(23;2;4)):INDIRECT(ADDRESS(23;6;4));1)" office:value-type="float" office:value="4">
            <text:p>4</text:p>
          </table:table-cell>
          <table:table-cell table:formula="of:=RANK(INDIRECT(ADDRESS(23;6;4));INDIRECT(ADDRESS(23;2;4)):INDIRECT(ADDRESS(23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4;2;4));INDIRECT(ADDRESS(24;2;4)):INDIRECT(ADDRESS(24;6;4));1)" office:value-type="float" office:value="1">
            <text:p>1</text:p>
          </table:table-cell>
          <table:table-cell table:formula="of:=RANK(INDIRECT(ADDRESS(24;3;4));INDIRECT(ADDRESS(24;2;4)):INDIRECT(ADDRESS(24;6;4));1)" office:value-type="float" office:value="1">
            <text:p>1</text:p>
          </table:table-cell>
          <table:table-cell table:formula="of:=RANK(INDIRECT(ADDRESS(24;4;4));INDIRECT(ADDRESS(24;2;4)):INDIRECT(ADDRESS(24;6;4));1)" office:value-type="float" office:value="3">
            <text:p>3</text:p>
          </table:table-cell>
          <table:table-cell table:formula="of:=RANK(INDIRECT(ADDRESS(24;5;4));INDIRECT(ADDRESS(24;2;4)):INDIRECT(ADDRESS(24;6;4));1)" office:value-type="float" office:value="4">
            <text:p>4</text:p>
          </table:table-cell>
          <table:table-cell table:formula="of:=RANK(INDIRECT(ADDRESS(24;6;4));INDIRECT(ADDRESS(24;2;4)):INDIRECT(ADDRESS(24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5;2;4));INDIRECT(ADDRESS(25;2;4)):INDIRECT(ADDRESS(25;6;4));1)" office:value-type="float" office:value="1">
            <text:p>1</text:p>
          </table:table-cell>
          <table:table-cell table:formula="of:=RANK(INDIRECT(ADDRESS(25;3;4));INDIRECT(ADDRESS(25;2;4)):INDIRECT(ADDRESS(25;6;4));1)" office:value-type="float" office:value="1">
            <text:p>1</text:p>
          </table:table-cell>
          <table:table-cell table:formula="of:=RANK(INDIRECT(ADDRESS(25;4;4));INDIRECT(ADDRESS(25;2;4)):INDIRECT(ADDRESS(25;6;4));1)" office:value-type="float" office:value="3">
            <text:p>3</text:p>
          </table:table-cell>
          <table:table-cell table:formula="of:=RANK(INDIRECT(ADDRESS(25;5;4));INDIRECT(ADDRESS(25;2;4)):INDIRECT(ADDRESS(25;6;4));1)" office:value-type="float" office:value="4">
            <text:p>4</text:p>
          </table:table-cell>
          <table:table-cell table:formula="of:=RANK(INDIRECT(ADDRESS(25;6;4));INDIRECT(ADDRESS(25;2;4)):INDIRECT(ADDRESS(25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6;2;4));INDIRECT(ADDRESS(26;2;4)):INDIRECT(ADDRESS(26;6;4));1)" office:value-type="float" office:value="1">
            <text:p>1</text:p>
          </table:table-cell>
          <table:table-cell table:formula="of:=RANK(INDIRECT(ADDRESS(26;3;4));INDIRECT(ADDRESS(26;2;4)):INDIRECT(ADDRESS(26;6;4));1)" office:value-type="float" office:value="1">
            <text:p>1</text:p>
          </table:table-cell>
          <table:table-cell table:formula="of:=RANK(INDIRECT(ADDRESS(26;4;4));INDIRECT(ADDRESS(26;2;4)):INDIRECT(ADDRESS(26;6;4));1)" office:value-type="float" office:value="3">
            <text:p>3</text:p>
          </table:table-cell>
          <table:table-cell table:formula="of:=RANK(INDIRECT(ADDRESS(26;5;4));INDIRECT(ADDRESS(26;2;4)):INDIRECT(ADDRESS(26;6;4));1)" office:value-type="float" office:value="4">
            <text:p>4</text:p>
          </table:table-cell>
          <table:table-cell table:formula="of:=RANK(INDIRECT(ADDRESS(26;6;4));INDIRECT(ADDRESS(26;2;4)):INDIRECT(ADDRESS(26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7;2;4));INDIRECT(ADDRESS(27;2;4)):INDIRECT(ADDRESS(27;6;4));1)" office:value-type="float" office:value="1">
            <text:p>1</text:p>
          </table:table-cell>
          <table:table-cell table:formula="of:=RANK(INDIRECT(ADDRESS(27;3;4));INDIRECT(ADDRESS(27;2;4)):INDIRECT(ADDRESS(27;6;4));1)" office:value-type="float" office:value="1">
            <text:p>1</text:p>
          </table:table-cell>
          <table:table-cell table:formula="of:=RANK(INDIRECT(ADDRESS(27;4;4));INDIRECT(ADDRESS(27;2;4)):INDIRECT(ADDRESS(27;6;4));1)" office:value-type="float" office:value="3">
            <text:p>3</text:p>
          </table:table-cell>
          <table:table-cell table:formula="of:=RANK(INDIRECT(ADDRESS(27;5;4));INDIRECT(ADDRESS(27;2;4)):INDIRECT(ADDRESS(27;6;4));1)" office:value-type="float" office:value="5">
            <text:p>5</text:p>
          </table:table-cell>
          <table:table-cell table:formula="of:=RANK(INDIRECT(ADDRESS(27;6;4));INDIRECT(ADDRESS(27;2;4)):INDIRECT(ADDRESS(27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8;2;4));INDIRECT(ADDRESS(28;2;4)):INDIRECT(ADDRESS(28;6;4));1)" office:value-type="float" office:value="1">
            <text:p>1</text:p>
          </table:table-cell>
          <table:table-cell table:formula="of:=RANK(INDIRECT(ADDRESS(28;3;4));INDIRECT(ADDRESS(28;2;4)):INDIRECT(ADDRESS(28;6;4));1)" office:value-type="float" office:value="1">
            <text:p>1</text:p>
          </table:table-cell>
          <table:table-cell table:formula="of:=RANK(INDIRECT(ADDRESS(28;4;4));INDIRECT(ADDRESS(28;2;4)):INDIRECT(ADDRESS(28;6;4));1)" office:value-type="float" office:value="3">
            <text:p>3</text:p>
          </table:table-cell>
          <table:table-cell table:formula="of:=RANK(INDIRECT(ADDRESS(28;5;4));INDIRECT(ADDRESS(28;2;4)):INDIRECT(ADDRESS(28;6;4));1)" office:value-type="float" office:value="4">
            <text:p>4</text:p>
          </table:table-cell>
          <table:table-cell table:formula="of:=RANK(INDIRECT(ADDRESS(28;6;4));INDIRECT(ADDRESS(28;2;4)):INDIRECT(ADDRESS(28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9;2;4));INDIRECT(ADDRESS(29;2;4)):INDIRECT(ADDRESS(29;6;4));1)" office:value-type="float" office:value="1">
            <text:p>1</text:p>
          </table:table-cell>
          <table:table-cell table:formula="of:=RANK(INDIRECT(ADDRESS(29;3;4));INDIRECT(ADDRESS(29;2;4)):INDIRECT(ADDRESS(29;6;4));1)" office:value-type="float" office:value="1">
            <text:p>1</text:p>
          </table:table-cell>
          <table:table-cell table:formula="of:=RANK(INDIRECT(ADDRESS(29;4;4));INDIRECT(ADDRESS(29;2;4)):INDIRECT(ADDRESS(29;6;4));1)" office:value-type="float" office:value="3">
            <text:p>3</text:p>
          </table:table-cell>
          <table:table-cell table:formula="of:=RANK(INDIRECT(ADDRESS(29;5;4));INDIRECT(ADDRESS(29;2;4)):INDIRECT(ADDRESS(29;6;4));1)" office:value-type="float" office:value="4">
            <text:p>4</text:p>
          </table:table-cell>
          <table:table-cell table:formula="of:=RANK(INDIRECT(ADDRESS(29;6;4));INDIRECT(ADDRESS(29;2;4)):INDIRECT(ADDRESS(29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0;2;4));INDIRECT(ADDRESS(30;2;4)):INDIRECT(ADDRESS(30;6;4));1)" office:value-type="float" office:value="1">
            <text:p>1</text:p>
          </table:table-cell>
          <table:table-cell table:formula="of:=RANK(INDIRECT(ADDRESS(30;3;4));INDIRECT(ADDRESS(30;2;4)):INDIRECT(ADDRESS(30;6;4));1)" office:value-type="float" office:value="1">
            <text:p>1</text:p>
          </table:table-cell>
          <table:table-cell table:formula="of:=RANK(INDIRECT(ADDRESS(30;4;4));INDIRECT(ADDRESS(30;2;4)):INDIRECT(ADDRESS(30;6;4));1)" office:value-type="float" office:value="3">
            <text:p>3</text:p>
          </table:table-cell>
          <table:table-cell table:formula="of:=RANK(INDIRECT(ADDRESS(30;5;4));INDIRECT(ADDRESS(30;2;4)):INDIRECT(ADDRESS(30;6;4));1)" office:value-type="float" office:value="4">
            <text:p>4</text:p>
          </table:table-cell>
          <table:table-cell table:formula="of:=RANK(INDIRECT(ADDRESS(30;6;4));INDIRECT(ADDRESS(30;2;4)):INDIRECT(ADDRESS(30;6;4));1)" office:value-type="float" office:value="5">
            <text:p>5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32;2;4)):INDIRECT(ADDRESS(45;2;4)))" office:value-type="float" office:value="1">
            <text:p>1</text:p>
          </table:table-cell>
          <table:table-cell table:formula="of:=AVERAGE(INDIRECT(ADDRESS(32;3;4)):INDIRECT(ADDRESS(45;3;4)))" office:value-type="float" office:value="1">
            <text:p>1</text:p>
          </table:table-cell>
          <table:table-cell table:formula="of:=AVERAGE(INDIRECT(ADDRESS(32;4;4)):INDIRECT(ADDRESS(45;4;4)))" office:value-type="float" office:value="3">
            <text:p>3</text:p>
          </table:table-cell>
          <table:table-cell table:formula="of:=AVERAGE(INDIRECT(ADDRESS(32;5;4)):INDIRECT(ADDRESS(45;5;4)))" office:value-type="float" office:value="4.14285714285714">
            <text:p>4.1428571429</text:p>
          </table:table-cell>
          <table:table-cell table:formula="of:=AVERAGE(INDIRECT(ADDRESS(32;6;4)):INDIRECT(ADDRESS(45;6;4)))" office:value-type="float" office:value="4.85714285714286">
            <text:p>4.8571428571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46;2;4));INDIRECT(ADDRESS(46;2;4)):INDIRECT(ADDRESS(46;6;4));1)" office:value-type="float" office:value="1">
            <text:p>1</text:p>
          </table:table-cell>
          <table:table-cell table:formula="of:=RANK(INDIRECT(ADDRESS(46;3;4));INDIRECT(ADDRESS(46;2;4)):INDIRECT(ADDRESS(46;6;4));1)" office:value-type="float" office:value="1">
            <text:p>1</text:p>
          </table:table-cell>
          <table:table-cell table:formula="of:=RANK(INDIRECT(ADDRESS(46;4;4));INDIRECT(ADDRESS(46;2;4)):INDIRECT(ADDRESS(46;6;4));1)" office:value-type="float" office:value="3">
            <text:p>3</text:p>
          </table:table-cell>
          <table:table-cell table:formula="of:=RANK(INDIRECT(ADDRESS(46;5;4));INDIRECT(ADDRESS(46;2;4)):INDIRECT(ADDRESS(46;6;4));1)" office:value-type="float" office:value="4">
            <text:p>4</text:p>
          </table:table-cell>
          <table:table-cell table:formula="of:=RANK(INDIRECT(ADDRESS(46;6;4));INDIRECT(ADDRESS(46;2;4)):INDIRECT(ADDRESS(46;6;4));1)" office:value-type="float" office:value="5">
            <text:p>5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5" office:value-type="float" office:value="0.125293282259022">
            <text:p>0.125293282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46;2;4)):INDIRECT(ADDRESS(46;6;4)))+INDIRECT(ADDRESS(48;2;4))" office:value-type="float" office:value="1.12529328225902">
            <text:p>1.1252932823</text:p>
          </table:table-cell>
          <table:table-cell table:formula="of:=MIN(INDIRECT(ADDRESS(46;2;4)):INDIRECT(ADDRESS(46;6;4)))+INDIRECT(ADDRESS(48;3;4))" office:value-type="float" office:value="1.12529328225902">
            <text:p>1.1252932823</text:p>
          </table:table-cell>
          <table:table-cell table:formula="of:=MIN(INDIRECT(ADDRESS(46;2;4)):INDIRECT(ADDRESS(46;6;4)))+INDIRECT(ADDRESS(48;4;4))" office:value-type="float" office:value="1.12529328225902">
            <text:p>1.1252932823</text:p>
          </table:table-cell>
          <table:table-cell table:formula="of:=MIN(INDIRECT(ADDRESS(46;2;4)):INDIRECT(ADDRESS(46;6;4)))+INDIRECT(ADDRESS(48;5;4))" office:value-type="float" office:value="1.12529328225902">
            <text:p>1.1252932823</text:p>
          </table:table-cell>
          <table:table-cell table:formula="of:=MIN(INDIRECT(ADDRESS(46;2;4)):INDIRECT(ADDRESS(46;6;4)))+INDIRECT(ADDRESS(48;6;4))" office:value-type="float" office:value="1.12529328225902">
            <text:p>1.1252932823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49;2;4))&gt;INDIRECT(ADDRESS(46;2;4));1;0)" office:value-type="float" office:value="1">
            <text:p>1</text:p>
          </table:table-cell>
          <table:table-cell table:formula="of:=IF(INDIRECT(ADDRESS(49;3;4))&gt;INDIRECT(ADDRESS(46;3;4));1;0)" office:value-type="float" office:value="1">
            <text:p>1</text:p>
          </table:table-cell>
          <table:table-cell table:formula="of:=IF(INDIRECT(ADDRESS(49;4;4))&gt;INDIRECT(ADDRESS(46;4;4));1;0)" office:value-type="float" office:value="0">
            <text:p>0</text:p>
          </table:table-cell>
          <table:table-cell table:formula="of:=IF(INDIRECT(ADDRESS(49;5;4))&gt;INDIRECT(ADDRESS(46;5;4));1;0)" office:value-type="float" office:value="0">
            <text:p>0</text:p>
          </table:table-cell>
          <table:table-cell table:formula="of:=IF(INDIRECT(ADDRESS(49;6;4))&gt;INDIRECT(ADDRESS(46;6;4));1;0)" office:value-type="float" office:value="0">
            <text:p>0</text:p>
          </table:table-cell>
        </table:table-row>
      </table:table>
      <table:table table:name="Global" table:style-name="ta1" table:print="false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ce5"/>
        <table:table-column table:style-name="co14" table:default-cell-style-name="ce4"/>
        <table:table-column table:style-name="co15" table:default-cell-style-name="ce5"/>
        <table:table-column table:style-name="co16" table:default-cell-style-name="ce4"/>
        <table:table-column table:style-name="co17" table:default-cell-style-name="ce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office:value-type="string" table:number-columns-spanned="4" table:number-rows-spanned="1">
            <text:p>Function</text:p>
          </table:table-cell>
          <table:covered-table-cell table:number-columns-repeated="3" table:style-name="ce2"/>
          <table:table-cell table:style-name="ce1" table:formula="of:=[Error.B1]" office:value-type="string" office:string-value="FD" table:number-columns-spanned="2" table:number-rows-spanned="1">
            <text:p>FD</text:p>
          </table:table-cell>
          <table:covered-table-cell table:style-name="ce1"/>
          <table:table-cell table:style-name="ce1" table:formula="of:=[Error.C1]" office:value-type="string" office:string-value="CD" table:number-columns-spanned="2" table:number-rows-spanned="1">
            <text:p>CD</text:p>
          </table:table-cell>
          <table:covered-table-cell table:style-name="ce1"/>
          <table:table-cell table:style-name="ce1" table:formula="of:=[Error.D1]" office:value-type="string" office:string-value="FPS" table:number-columns-spanned="2" table:number-rows-spanned="1">
            <text:p>FPS</text:p>
          </table:table-cell>
          <table:covered-table-cell table:style-name="ce1"/>
          <table:table-cell table:style-name="ce1" table:formula="of:=[Error.E1]" office:value-type="string" office:string-value="Cheb Doubling" table:number-columns-spanned="2" table:number-rows-spanned="1">
            <text:p>Cheb Doubling</text:p>
          </table:table-cell>
          <table:covered-table-cell table:style-name="ce1"/>
          <table:table-cell table:style-name="ce1" table:formula="of:=[Error.F1]" office:value-type="string" office:string-value="Cheb64 Adaptive Piecewise" table:number-columns-spanned="2" table:number-rows-spanned="1">
            <text:p>Cheb64 Adaptive Piecewise</text:p>
          </table:table-cell>
          <table:covered-table-cell table:style-name="ce1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2"/>
          <table:table-cell table:style-name="ce1" office:value-type="string">
            <text:p>Err</text:p>
          </table:table-cell>
          <table:table-cell table:style-name="ce1" office:value-type="string">
            <text:p>Evals</text:p>
          </table:table-cell>
          <table:table-cell table:style-name="ce1" table:formula="of:=[.E2]" office:value-type="string" office:string-value="Err">
            <text:p>Err</text:p>
          </table:table-cell>
          <table:table-cell table:style-name="ce1" table:formula="of:=[.F2]" office:value-type="string" office:string-value="Evals">
            <text:p>Evals</text:p>
          </table:table-cell>
          <table:table-cell table:style-name="ce1" table:formula="of:=[.G2]" office:value-type="string" office:string-value="Err">
            <text:p>Err</text:p>
          </table:table-cell>
          <table:table-cell table:style-name="ce1" table:formula="of:=[.H2]" office:value-type="string" office:string-value="Evals">
            <text:p>Evals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vals</text:p>
          </table:table-cell>
          <table:table-cell table:style-name="ce1" table:formula="of:=[.K2]" office:value-type="string" office:string-value="Err">
            <text:p>Err</text:p>
          </table:table-cell>
          <table:table-cell table:style-name="ce1" table:formula="of:=[.L2]" office:value-type="string" office:string-value="Evals">
            <text:p>Evals</text:p>
          </table:table-cell>
        </table:table-row>
        <table:table-row table:style-name="ro2">
          <table:table-cell table:formula="of:=[Error.A2]" office:value-type="string" office:string-value="Step" table:number-columns-spanned="4" table:number-rows-spanned="1">
            <text:p>Step</text:p>
          </table:table-cell>
          <table:covered-table-cell table:number-columns-repeated="3"/>
          <table:table-cell table:style-name="ce3" table:formula="of:=[Error.B17]" office:value-type="float" office:value="-15.653559774527">
            <text:p>-15.7</text:p>
          </table:table-cell>
          <table:table-cell table:formula="of:=[Evals.B2]" office:value-type="float" office:value="2">
            <text:p>2</text:p>
          </table:table-cell>
          <table:table-cell table:formula="of:=[Error.C2]" office:value-type="float" office:value="4.91682326251169">
            <text:p>4.9</text:p>
          </table:table-cell>
          <table:table-cell table:formula="of:=[Evals.C2]" office:value-type="float" office:value="2">
            <text:p>2</text:p>
          </table:table-cell>
          <table:table-cell table:formula="of:=[Error.D2]" office:value-type="float" office:value="2.89662874887204">
            <text:p>2.9</text:p>
          </table:table-cell>
          <table:table-cell table:formula="of:=[Evals.D2]" office:value-type="float" office:value="4">
            <text:p>4</text:p>
          </table:table-cell>
          <table:table-cell table:style-name="ce4" table:formula="of:=[Error.E2]" office:value-type="float" office:value="3.22775681177126">
            <text:p>3.2</text:p>
          </table:table-cell>
          <table:table-cell table:style-name="ce6" table:formula="of:=[Evals.E2]" office:value-type="float" office:value="4097">
            <text:p>4097</text:p>
          </table:table-cell>
          <table:table-cell table:style-name="ce3" table:formula="of:=[Error.F2]" office:value-type="float" office:value="-15.653559774527">
            <text:p>-15.7</text:p>
          </table:table-cell>
          <table:table-cell table:style-name="ce6" table:formula="of:=[Evals.F2]" office:value-type="float" office:value="6175">
            <text:p>6175</text:p>
          </table:table-cell>
        </table:table-row>
        <table:table-row table:style-name="ro2">
          <table:table-cell table:formula="of:=[Error.A3]" office:value-type="string" office:string-value="Abs" table:number-columns-spanned="4" table:number-rows-spanned="1">
            <text:p>Abs</text:p>
          </table:table-cell>
          <table:covered-table-cell table:number-columns-repeated="3"/>
          <table:table-cell table:style-name="ce3" table:formula="of:=[Error.B18]" office:value-type="float" office:value="-15.653559774527">
            <text:p>-15.7</text:p>
          </table:table-cell>
          <table:table-cell table:formula="of:=[Evals.B3]" office:value-type="float" office:value="2">
            <text:p>2</text:p>
          </table:table-cell>
          <table:table-cell table:formula="of:=[Error.C3]" office:value-type="float" office:value="-0.208578970138468">
            <text:p>-0.2</text:p>
          </table:table-cell>
          <table:table-cell table:formula="of:=[Evals.C3]" office:value-type="float" office:value="2">
            <text:p>2</text:p>
          </table:table-cell>
          <table:table-cell table:formula="of:=[Error.D3]" office:value-type="float" office:value="-0.00037941881829801">
            <text:p>0.0</text:p>
          </table:table-cell>
          <table:table-cell table:formula="of:=[Evals.D3]" office:value-type="float" office:value="4">
            <text:p>4</text:p>
          </table:table-cell>
          <table:table-cell table:style-name="ce4" table:formula="of:=[Error.E3]" office:value-type="float" office:value="-0.0015395051037496">
            <text:p>0.0</text:p>
          </table:table-cell>
          <table:table-cell table:style-name="ce6" table:formula="of:=[Evals.E3]" office:value-type="float" office:value="4097">
            <text:p>4097</text:p>
          </table:table-cell>
          <table:table-cell table:style-name="ce4" table:formula="of:=[Error.F3]" office:value-type="float" office:value="-15.352529778863">
            <text:p>-15.4</text:p>
          </table:table-cell>
          <table:table-cell table:style-name="ce6" table:formula="of:=[Evals.F3]" office:value-type="float" office:value="1105">
            <text:p>1105</text:p>
          </table:table-cell>
        </table:table-row>
        <table:table-row table:style-name="ro2">
          <table:table-cell table:formula="of:=[Error.A4]" office:value-type="string" office:string-value="Lin" table:number-columns-spanned="4" table:number-rows-spanned="1">
            <text:p>Lin</text:p>
          </table:table-cell>
          <table:covered-table-cell table:number-columns-repeated="3"/>
          <table:table-cell table:style-name="ce4" table:formula="of:=[Error.B19]" office:value-type="float" office:value="-9.93398985691138">
            <text:p>-9.9</text:p>
          </table:table-cell>
          <table:table-cell table:formula="of:=[Evals.B4]" office:value-type="float" office:value="2">
            <text:p>2</text:p>
          </table:table-cell>
          <table:table-cell table:formula="of:=[Error.C4]" office:value-type="float" office:value="-11.2824095513812">
            <text:p>-11.3</text:p>
          </table:table-cell>
          <table:table-cell table:formula="of:=[Evals.C4]" office:value-type="float" office:value="2">
            <text:p>2</text:p>
          </table:table-cell>
          <table:table-cell table:formula="of:=[Error.D4]" office:value-type="float" office:value="-12.8638310601871">
            <text:p>-12.9</text:p>
          </table:table-cell>
          <table:table-cell table:formula="of:=[Evals.D4]" office:value-type="float" office:value="4">
            <text:p>4</text:p>
          </table:table-cell>
          <table:table-cell table:style-name="ce3" table:formula="of:=[Error.E4]" office:value-type="float" office:value="-15.653559774527">
            <text:p>-15.7</text:p>
          </table:table-cell>
          <table:table-cell table:style-name="ce6" table:formula="of:=[Evals.E4]" office:value-type="float" office:value="17">
            <text:p>17</text:p>
          </table:table-cell>
          <table:table-cell table:style-name="ce4" table:formula="of:=[Error.F4]" office:value-type="float" office:value="-15.352529778863">
            <text:p>-15.4</text:p>
          </table:table-cell>
          <table:table-cell table:style-name="ce6" table:formula="of:=[Evals.F4]" office:value-type="float" office:value="1105">
            <text:p>1105</text:p>
          </table:table-cell>
        </table:table-row>
        <table:table-row table:style-name="ro2">
          <table:table-cell table:formula="of:=[Error.A5]" office:value-type="string" office:string-value="Square" table:number-columns-spanned="4" table:number-rows-spanned="1">
            <text:p>Square</text:p>
          </table:table-cell>
          <table:covered-table-cell table:number-columns-repeated="3"/>
          <table:table-cell table:style-name="ce4" table:formula="of:=[Error.B20]" office:value-type="float" office:value="-7.72980148891151">
            <text:p>-7.7</text:p>
          </table:table-cell>
          <table:table-cell table:formula="of:=[Evals.B5]" office:value-type="float" office:value="2">
            <text:p>2</text:p>
          </table:table-cell>
          <table:table-cell table:formula="of:=[Error.C5]" office:value-type="float" office:value="-10.855094390505">
            <text:p>-10.9</text:p>
          </table:table-cell>
          <table:table-cell table:formula="of:=[Evals.C5]" office:value-type="float" office:value="2">
            <text:p>2</text:p>
          </table:table-cell>
          <table:table-cell table:formula="of:=[Error.D5]" office:value-type="float" office:value="-12.5866824848448">
            <text:p>-12.6</text:p>
          </table:table-cell>
          <table:table-cell table:formula="of:=[Evals.D5]" office:value-type="float" office:value="4">
            <text:p>4</text:p>
          </table:table-cell>
          <table:table-cell table:style-name="ce3" table:formula="of:=[Error.E5]" office:value-type="float" office:value="-15.653559774527">
            <text:p>-15.7</text:p>
          </table:table-cell>
          <table:table-cell table:style-name="ce6" table:formula="of:=[Evals.E5]" office:value-type="float" office:value="17">
            <text:p>17</text:p>
          </table:table-cell>
          <table:table-cell table:style-name="ce4" table:formula="of:=[Error.F5]" office:value-type="float" office:value="-14.9477519749008">
            <text:p>-14.9</text:p>
          </table:table-cell>
          <table:table-cell table:style-name="ce6" table:formula="of:=[Evals.F5]" office:value-type="float" office:value="1105">
            <text:p>1105</text:p>
          </table:table-cell>
        </table:table-row>
        <table:table-row table:style-name="ro2">
          <table:table-cell table:formula="of:=[Error.A6]" office:value-type="string" office:string-value="Cube" table:number-columns-spanned="4" table:number-rows-spanned="1">
            <text:p>Cube</text:p>
          </table:table-cell>
          <table:covered-table-cell table:number-columns-repeated="3"/>
          <table:table-cell table:style-name="ce4" table:formula="of:=[Error.B21]" office:value-type="float" office:value="-7.5729433318735">
            <text:p>-7.6</text:p>
          </table:table-cell>
          <table:table-cell table:formula="of:=[Evals.B6]" office:value-type="float" office:value="2">
            <text:p>2</text:p>
          </table:table-cell>
          <table:table-cell table:formula="of:=[Error.C6]" office:value-type="float" office:value="-10.3662517268685">
            <text:p>-10.4</text:p>
          </table:table-cell>
          <table:table-cell table:formula="of:=[Evals.C6]" office:value-type="float" office:value="2">
            <text:p>2</text:p>
          </table:table-cell>
          <table:table-cell table:formula="of:=[Error.D6]" office:value-type="float" office:value="-12.8644960524149">
            <text:p>-12.9</text:p>
          </table:table-cell>
          <table:table-cell table:formula="of:=[Evals.D6]" office:value-type="float" office:value="4">
            <text:p>4</text:p>
          </table:table-cell>
          <table:table-cell table:style-name="ce3" table:formula="of:=[Error.E6]" office:value-type="float" office:value="-15.2944095507238">
            <text:p>-15.3</text:p>
          </table:table-cell>
          <table:table-cell table:style-name="ce6" table:formula="of:=[Evals.E6]" office:value-type="float" office:value="17">
            <text:p>17</text:p>
          </table:table-cell>
          <table:table-cell table:style-name="ce4" table:formula="of:=[Error.F6]" office:value-type="float" office:value="-14.6221526253276">
            <text:p>-14.6</text:p>
          </table:table-cell>
          <table:table-cell table:style-name="ce6" table:formula="of:=[Evals.F6]" office:value-type="float" office:value="1105">
            <text:p>1105</text:p>
          </table:table-cell>
        </table:table-row>
        <table:table-row table:style-name="ro2">
          <table:table-cell table:formula="of:=[Error.A7]" office:value-type="string" office:string-value="Quad" table:number-columns-spanned="4" table:number-rows-spanned="1">
            <text:p>Quad</text:p>
          </table:table-cell>
          <table:covered-table-cell table:number-columns-repeated="3"/>
          <table:table-cell table:style-name="ce4" table:formula="of:=[Error.B22]" office:value-type="float" office:value="-7.11860392305961">
            <text:p>-7.1</text:p>
          </table:table-cell>
          <table:table-cell table:formula="of:=[Evals.B7]" office:value-type="float" office:value="2">
            <text:p>2</text:p>
          </table:table-cell>
          <table:table-cell table:formula="of:=[Error.C7]" office:value-type="float" office:value="-9.81888709379531">
            <text:p>-9.8</text:p>
          </table:table-cell>
          <table:table-cell table:formula="of:=[Evals.C7]" office:value-type="float" office:value="2">
            <text:p>2</text:p>
          </table:table-cell>
          <table:table-cell table:formula="of:=[Error.D7]" office:value-type="float" office:value="-12.4490903021469">
            <text:p>-12.4</text:p>
          </table:table-cell>
          <table:table-cell table:formula="of:=[Evals.D7]" office:value-type="float" office:value="4">
            <text:p>4</text:p>
          </table:table-cell>
          <table:table-cell table:style-name="ce3" table:formula="of:=[Error.E7]" office:value-type="float" office:value="-15.0514997831991">
            <text:p>-15.1</text:p>
          </table:table-cell>
          <table:table-cell table:style-name="ce6" table:formula="of:=[Evals.E7]" office:value-type="float" office:value="17">
            <text:p>17</text:p>
          </table:table-cell>
          <table:table-cell table:style-name="ce4" table:formula="of:=[Error.F7]" office:value-type="float" office:value="-14.2283931947985">
            <text:p>-14.2</text:p>
          </table:table-cell>
          <table:table-cell table:style-name="ce6" table:formula="of:=[Evals.F7]" office:value-type="float" office:value="1105">
            <text:p>1105</text:p>
          </table:table-cell>
        </table:table-row>
        <table:table-row table:style-name="ro2">
          <table:table-cell table:formula="of:=[Error.A8]" office:value-type="string" office:string-value="Exp" table:number-columns-spanned="4" table:number-rows-spanned="1">
            <text:p>Exp</text:p>
          </table:table-cell>
          <table:covered-table-cell table:number-columns-repeated="3"/>
          <table:table-cell table:style-name="ce4" table:formula="of:=[Error.B23]" office:value-type="float" office:value="-7.82705830529749">
            <text:p>-7.8</text:p>
          </table:table-cell>
          <table:table-cell table:formula="of:=[Evals.B8]" office:value-type="float" office:value="2">
            <text:p>2</text:p>
          </table:table-cell>
          <table:table-cell table:formula="of:=[Error.C8]" office:value-type="float" office:value="-10.6884610025777">
            <text:p>-10.7</text:p>
          </table:table-cell>
          <table:table-cell table:formula="of:=[Evals.C8]" office:value-type="float" office:value="2">
            <text:p>2</text:p>
          </table:table-cell>
          <table:table-cell table:formula="of:=[Error.D8]" office:value-type="float" office:value="-12.5889843078562">
            <text:p>-12.6</text:p>
          </table:table-cell>
          <table:table-cell table:formula="of:=[Evals.D8]" office:value-type="float" office:value="4">
            <text:p>4</text:p>
          </table:table-cell>
          <table:table-cell table:style-name="ce3" table:formula="of:=[Error.E8]" office:value-type="float" office:value="-13.1126049656009">
            <text:p>-13.1</text:p>
          </table:table-cell>
          <table:table-cell table:style-name="ce6" table:formula="of:=[Evals.E8]" office:value-type="float" office:value="17">
            <text:p>17</text:p>
          </table:table-cell>
          <table:table-cell table:style-name="ce4" table:formula="of:=[Error.F8]" office:value-type="float" office:value="-12.9147802403973">
            <text:p>-12.9</text:p>
          </table:table-cell>
          <table:table-cell table:style-name="ce6" table:formula="of:=[Evals.F8]" office:value-type="float" office:value="1105">
            <text:p>1105</text:p>
          </table:table-cell>
        </table:table-row>
        <table:table-row table:style-name="ro2">
          <table:table-cell table:formula="of:=[Error.A9]" office:value-type="string" office:string-value="Log" table:number-columns-spanned="4" table:number-rows-spanned="1">
            <text:p>Log</text:p>
          </table:table-cell>
          <table:covered-table-cell table:number-columns-repeated="3"/>
          <table:table-cell table:style-name="ce4" table:formula="of:=[Error.B24]" office:value-type="float" office:value="-7.84845857470736">
            <text:p>-7.8</text:p>
          </table:table-cell>
          <table:table-cell table:formula="of:=[Evals.B9]" office:value-type="float" office:value="2">
            <text:p>2</text:p>
          </table:table-cell>
          <table:table-cell table:formula="of:=[Error.C9]" office:value-type="float" office:value="-10.5440178952419">
            <text:p>-10.5</text:p>
          </table:table-cell>
          <table:table-cell table:formula="of:=[Evals.C9]" office:value-type="float" office:value="2">
            <text:p>2</text:p>
          </table:table-cell>
          <table:table-cell table:style-name="ce3" table:formula="of:=[Error.D9]" office:value-type="float" office:value="-12.383544054098">
            <text:p>-12.4</text:p>
          </table:table-cell>
          <table:table-cell table:formula="of:=[Evals.D9]" office:value-type="float" office:value="4">
            <text:p>4</text:p>
          </table:table-cell>
          <table:table-cell table:style-name="ce4" table:formula="of:=[Error.E9]" office:value-type="float" office:value="-11.8723071802786">
            <text:p>-11.9</text:p>
          </table:table-cell>
          <table:table-cell table:style-name="ce6" table:formula="of:=[Evals.E9]" office:value-type="float" office:value="33">
            <text:p>33</text:p>
          </table:table-cell>
          <table:table-cell table:style-name="ce4" table:formula="of:=[Error.F9]" office:value-type="float" office:value="-11.9412468658457">
            <text:p>-11.9</text:p>
          </table:table-cell>
          <table:table-cell table:style-name="ce6" table:formula="of:=[Evals.F9]" office:value-type="float" office:value="1105">
            <text:p>1105</text:p>
          </table:table-cell>
        </table:table-row>
        <table:table-row table:style-name="ro2">
          <table:table-cell table:formula="of:=[Error.A10]" office:value-type="string" office:string-value="XSinXM1" table:number-columns-spanned="4" table:number-rows-spanned="1">
            <text:p>XSinXM1</text:p>
          </table:table-cell>
          <table:covered-table-cell table:number-columns-repeated="3"/>
          <table:table-cell table:style-name="ce4" table:formula="of:=[Error.B25]" office:value-type="float" office:value="3.99219918960694">
            <text:p>4.0</text:p>
          </table:table-cell>
          <table:table-cell table:formula="of:=[Evals.B10]" office:value-type="float" office:value="2">
            <text:p>2</text:p>
          </table:table-cell>
          <table:table-cell table:formula="of:=[Error.C10]" office:value-type="float" office:value="2.54008252555068">
            <text:p>2.5</text:p>
          </table:table-cell>
          <table:table-cell table:formula="of:=[Evals.C10]" office:value-type="float" office:value="2">
            <text:p>2</text:p>
          </table:table-cell>
          <table:table-cell table:style-name="ce3" table:formula="of:=[Error.D10]" office:value-type="float" office:value="1.6041401555249">
            <text:p>1.6</text:p>
          </table:table-cell>
          <table:table-cell table:formula="of:=[Evals.D10]" office:value-type="float" office:value="4">
            <text:p>4</text:p>
          </table:table-cell>
          <table:table-cell table:style-name="ce4" table:formula="of:=[Error.E10]" office:value-type="float" office:value="1.82160366027403">
            <text:p>1.8</text:p>
          </table:table-cell>
          <table:table-cell table:style-name="ce6" table:formula="of:=[Evals.E10]" office:value-type="float" office:value="4097">
            <text:p>4097</text:p>
          </table:table-cell>
          <table:table-cell table:style-name="ce4" table:formula="of:=[Error.F10]" office:value-type="float" office:value="5.18104762811234">
            <text:p>5.2</text:p>
          </table:table-cell>
          <table:table-cell table:style-name="ce6" table:formula="of:=[Evals.F10]" office:value-type="float" office:value="1015625">
            <text:p>1015625</text:p>
          </table:table-cell>
        </table:table-row>
        <table:table-row table:style-name="ro2">
          <table:table-cell table:formula="of:=[Error.A11]" office:value-type="string" office:string-value="Sin" table:number-columns-spanned="4" table:number-rows-spanned="1">
            <text:p>Sin</text:p>
          </table:table-cell>
          <table:covered-table-cell table:number-columns-repeated="3"/>
          <table:table-cell table:style-name="ce4" table:formula="of:=[Error.B26]" office:value-type="float" office:value="-7.88253591932537">
            <text:p>-7.9</text:p>
          </table:table-cell>
          <table:table-cell table:formula="of:=[Evals.B11]" office:value-type="float" office:value="2">
            <text:p>2</text:p>
          </table:table-cell>
          <table:table-cell table:formula="of:=[Error.C11]" office:value-type="float" office:value="-10.8461625382059">
            <text:p>-10.8</text:p>
          </table:table-cell>
          <table:table-cell table:formula="of:=[Evals.C11]" office:value-type="float" office:value="2">
            <text:p>2</text:p>
          </table:table-cell>
          <table:table-cell table:formula="of:=[Error.D11]" office:value-type="float" office:value="-12.6668005015711">
            <text:p>-12.7</text:p>
          </table:table-cell>
          <table:table-cell table:formula="of:=[Evals.D11]" office:value-type="float" office:value="4">
            <text:p>4</text:p>
          </table:table-cell>
          <table:table-cell table:style-name="ce3" table:formula="of:=[Error.E11]" office:value-type="float" office:value="-13.9092667914043">
            <text:p>-13.9</text:p>
          </table:table-cell>
          <table:table-cell table:style-name="ce6" table:formula="of:=[Evals.E11]" office:value-type="float" office:value="17">
            <text:p>17</text:p>
          </table:table-cell>
          <table:table-cell table:style-name="ce4" table:formula="of:=[Error.F11]" office:value-type="float" office:value="-12.0190825043663">
            <text:p>-12.0</text:p>
          </table:table-cell>
          <table:table-cell table:style-name="ce6" table:formula="of:=[Evals.F11]" office:value-type="float" office:value="1105">
            <text:p>1105</text:p>
          </table:table-cell>
        </table:table-row>
        <table:table-row table:style-name="ro2">
          <table:table-cell table:formula="of:=[Error.A12]" office:value-type="string" office:string-value="AbsIntegral" table:number-columns-spanned="4" table:number-rows-spanned="1">
            <text:p>AbsIntegral</text:p>
          </table:table-cell>
          <table:covered-table-cell table:number-columns-repeated="3"/>
          <table:table-cell table:style-name="ce4" table:formula="of:=[Error.B27]" office:value-type="float" office:value="-8.03083110670003">
            <text:p>-8.0</text:p>
          </table:table-cell>
          <table:table-cell table:formula="of:=[Evals.B12]" office:value-type="float" office:value="2">
            <text:p>2</text:p>
          </table:table-cell>
          <table:table-cell table:formula="of:=[Error.C12]" office:value-type="float" office:value="-5.56839746997619">
            <text:p>-5.6</text:p>
          </table:table-cell>
          <table:table-cell table:formula="of:=[Evals.C12]" office:value-type="float" office:value="2">
            <text:p>2</text:p>
          </table:table-cell>
          <table:table-cell table:formula="of:=[Error.D12]" office:value-type="float" office:value="-3.60943443258953">
            <text:p>-3.6</text:p>
          </table:table-cell>
          <table:table-cell table:formula="of:=[Evals.D12]" office:value-type="float" office:value="4">
            <text:p>4</text:p>
          </table:table-cell>
          <table:table-cell table:style-name="ce4" table:formula="of:=[Error.E12]" office:value-type="float" office:value="-3.76715092124579">
            <text:p>-3.8</text:p>
          </table:table-cell>
          <table:table-cell table:style-name="ce6" table:formula="of:=[Evals.E12]" office:value-type="float" office:value="4097">
            <text:p>4097</text:p>
          </table:table-cell>
          <table:table-cell table:style-name="ce3" table:formula="of:=[Error.F12]" office:value-type="float" office:value="-15.0514997831991">
            <text:p>-15.1</text:p>
          </table:table-cell>
          <table:table-cell table:style-name="ce6" table:formula="of:=[Evals.F12]" office:value-type="float" office:value="1105">
            <text:p>1105</text:p>
          </table:table-cell>
        </table:table-row>
        <table:table-row table:style-name="ro2">
          <table:table-cell table:formula="of:=[Error.A13]" office:value-type="string" office:string-value="Tanh" table:number-columns-spanned="4" table:number-rows-spanned="1">
            <text:p>Tanh</text:p>
          </table:table-cell>
          <table:covered-table-cell table:number-columns-repeated="3"/>
          <table:table-cell table:style-name="ce4" table:formula="of:=[Error.B28]" office:value-type="float" office:value="-8.02375482631523">
            <text:p>-8.0</text:p>
          </table:table-cell>
          <table:table-cell table:formula="of:=[Evals.B13]" office:value-type="float" office:value="2">
            <text:p>2</text:p>
          </table:table-cell>
          <table:table-cell table:formula="of:=[Error.C13]" office:value-type="float" office:value="-10.8154745021197">
            <text:p>-10.8</text:p>
          </table:table-cell>
          <table:table-cell table:formula="of:=[Evals.C13]" office:value-type="float" office:value="2">
            <text:p>2</text:p>
          </table:table-cell>
          <table:table-cell table:style-name="ce3" table:formula="of:=[Error.D13]" office:value-type="float" office:value="-12.6294297198685">
            <text:p>-12.6</text:p>
          </table:table-cell>
          <table:table-cell table:formula="of:=[Evals.D13]" office:value-type="float" office:value="4">
            <text:p>4</text:p>
          </table:table-cell>
          <table:table-cell table:style-name="ce4" table:formula="of:=[Error.E13]" office:value-type="float" office:value="-12.2628895619008">
            <text:p>-12.3</text:p>
          </table:table-cell>
          <table:table-cell table:style-name="ce6" table:formula="of:=[Evals.E13]" office:value-type="float" office:value="33">
            <text:p>33</text:p>
          </table:table-cell>
          <table:table-cell table:style-name="ce4" table:formula="of:=[Error.F13]" office:value-type="float" office:value="-12.0396122977467">
            <text:p>-12.0</text:p>
          </table:table-cell>
          <table:table-cell table:style-name="ce6" table:formula="of:=[Evals.F13]" office:value-type="float" office:value="1105">
            <text:p>1105</text:p>
          </table:table-cell>
        </table:table-row>
        <table:table-row table:style-name="ro2">
          <table:table-cell table:formula="of:=[Error.A14]" office:value-type="string" office:string-value="NormalPDF" table:number-columns-spanned="4" table:number-rows-spanned="1">
            <text:p>NormalPDF</text:p>
          </table:table-cell>
          <table:covered-table-cell table:number-columns-repeated="3"/>
          <table:table-cell table:style-name="ce4" table:formula="of:=[Error.B29]" office:value-type="float" office:value="-8.31568363733111">
            <text:p>-8.3</text:p>
          </table:table-cell>
          <table:table-cell table:formula="of:=[Evals.B14]" office:value-type="float" office:value="2">
            <text:p>2</text:p>
          </table:table-cell>
          <table:table-cell table:formula="of:=[Error.C14]" office:value-type="float" office:value="-10.9913841245521">
            <text:p>-11.0</text:p>
          </table:table-cell>
          <table:table-cell table:formula="of:=[Evals.C14]" office:value-type="float" office:value="2">
            <text:p>2</text:p>
          </table:table-cell>
          <table:table-cell table:style-name="ce3" table:formula="of:=[Error.D14]" office:value-type="float" office:value="-12.6919793621159">
            <text:p>-12.7</text:p>
          </table:table-cell>
          <table:table-cell table:formula="of:=[Evals.D14]" office:value-type="float" office:value="4">
            <text:p>4</text:p>
          </table:table-cell>
          <table:table-cell table:style-name="ce4" table:formula="of:=[Error.E14]" office:value-type="float" office:value="-12.1778299893621">
            <text:p>-12.2</text:p>
          </table:table-cell>
          <table:table-cell table:style-name="ce6" table:formula="of:=[Evals.E14]" office:value-type="float" office:value="129">
            <text:p>129</text:p>
          </table:table-cell>
          <table:table-cell table:style-name="ce4" table:formula="of:=[Error.F14]" office:value-type="float" office:value="-12.1581889119107">
            <text:p>-12.2</text:p>
          </table:table-cell>
          <table:table-cell table:style-name="ce6" table:formula="of:=[Evals.F14]" office:value-type="float" office:value="1105">
            <text:p>1105</text:p>
          </table:table-cell>
        </table:table-row>
        <table:table-row table:style-name="ro2">
          <table:table-cell table:formula="of:=[Error.A15]" office:value-type="string" office:string-value="DeltaPDF" table:number-columns-spanned="4" table:number-rows-spanned="1">
            <text:p>DeltaPDF</text:p>
          </table:table-cell>
          <table:covered-table-cell table:number-columns-repeated="3"/>
          <table:table-cell table:style-name="ce3" table:formula="of:=[Error.B30]" office:value-type="float" office:value="-15.653559774527">
            <text:p>-15.7</text:p>
          </table:table-cell>
          <table:table-cell table:formula="of:=[Evals.B15]" office:value-type="float" office:value="2">
            <text:p>2</text:p>
          </table:table-cell>
          <table:table-cell table:formula="of:=[Error.C15]" office:value-type="float" office:value="-11.0689664423768">
            <text:p>-11.1</text:p>
          </table:table-cell>
          <table:table-cell table:formula="of:=[Evals.C15]" office:value-type="float" office:value="2">
            <text:p>2</text:p>
          </table:table-cell>
          <table:table-cell table:formula="of:=[Error.D15]" office:value-type="string" office:string-value="-4.8818696234707839e-007">
            <text:p>-4.8818696234707839e-007</text:p>
          </table:table-cell>
          <table:table-cell table:formula="of:=[Evals.D15]" office:value-type="float" office:value="4">
            <text:p>4</text:p>
          </table:table-cell>
          <table:table-cell table:style-name="ce4" table:formula="of:=[Error.E15]" office:value-type="float" office:value="-0.00365313086380684">
            <text:p>0.0</text:p>
          </table:table-cell>
          <table:table-cell table:style-name="ce6" table:formula="of:=[Evals.E15]" office:value-type="float" office:value="4097">
            <text:p>4097</text:p>
          </table:table-cell>
          <table:table-cell table:style-name="ce4" table:formula="of:=[Error.F15]" office:value-type="float" office:value="-12.7350052439768">
            <text:p>-12.7</text:p>
          </table:table-cell>
          <table:table-cell table:style-name="ce6" table:formula="of:=[Evals.F15]" office:value-type="float" office:value="10335">
            <text:p>10335</text:p>
          </table:table-cell>
        </table:table-row>
        <table:table-row table:style-name="ro2">
          <table:table-cell office:value-type="string" table:number-columns-spanned="4" table:number-rows-spanned="1">
            <text:p>Average Ranks</text:p>
          </table:table-cell>
          <table:covered-table-cell table:number-columns-repeated="3"/>
          <table:table-cell table:style-name="ce4" table:formula="of:=[Error.B31]" office:value-type="float" office:value="0">
            <text:p>0.0</text:p>
          </table:table-cell>
          <table:table-cell table:style-name="ce3" table:formula="of:=[Evals.B46]" office:value-type="float" office:value="1">
            <text:p>1.0</text:p>
          </table:table-cell>
          <table:table-cell table:formula="of:=[Error.C46]" office:value-type="float" office:value="3.78571428571429">
            <text:p>3.8</text:p>
          </table:table-cell>
          <table:table-cell table:style-name="ce3" table:formula="of:=[Evals.C46]" office:value-type="float" office:value="1">
            <text:p>1.0</text:p>
          </table:table-cell>
          <table:table-cell table:formula="of:=[Error.D46]" office:value-type="float" office:value="2.78571428571429">
            <text:p>2.8</text:p>
          </table:table-cell>
          <table:table-cell table:style-name="ce4" table:formula="of:=[Evals.D46]" office:value-type="float" office:value="3">
            <text:p>3.0</text:p>
          </table:table-cell>
          <table:table-cell table:style-name="ce3" table:formula="of:=[Error.E46]" office:value-type="float" office:value="2.21428571428571">
            <text:p>2.2</text:p>
          </table:table-cell>
          <table:table-cell table:style-name="ce4" table:formula="of:=[Evals.E46]" office:value-type="float" office:value="4.14285714285714">
            <text:p>4.1</text:p>
          </table:table-cell>
          <table:table-cell table:style-name="ce4" table:formula="of:=[Error.F46]" office:value-type="float" office:value="2.28571428571429">
            <text:p>2.3</text:p>
          </table:table-cell>
          <table:table-cell table:style-name="ce4" table:formula="of:=[Evals.F46]" office:value-type="float" office:value="4.85714285714286">
            <text:p>4.9</text:p>
          </table:table-cell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number-columns-spanned="2" table:number-rows-spanned="1"/>
          <table:covered-table-cell table:style-name="Default"/>
          <table:table-cell table:style-name="ce2" table:number-columns-spanned="2" table:number-rows-spanned="1"/>
          <table:covered-table-cell table:style-name="ce2"/>
          <table:table-cell table:style-name="Default" table:number-columns-spanned="2" table:number-rows-spanned="1"/>
          <table:covered-table-cell table:style-name="Default"/>
          <table:table-cell table:number-columns-repeated="4"/>
        </table:table-row>
        <table:table-row table:style-name="ro2" table:number-rows-repeated="4">
          <table:table-cell table:style-name="Default" table:number-columns-repeated="4"/>
          <table:table-cell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style-name="ce2" table:number-columns-repeated="2"/>
          <table:table-cell table:number-columns-repeated="4"/>
        </table:table-row>
        <table:table-row table:style-name="ro2" table:number-rows-repeated="8">
          <table:table-cell table:style-name="Default" table:number-columns-repeated="4"/>
          <table:table-cell/>
          <table:table-cell table:style-name="Default" table:number-columns-repeated="3"/>
          <table:table-cell table:style-name="ce2" table:number-columns-repeated="2"/>
          <table:table-cell table:number-columns-repeated="4"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/>
          <table:table-cell table:style-name="Default" table:number-columns-repeated="3"/>
          <table:table-cell table:style-name="ce2" table:number-columns-repeated="2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06/06/2020</text:date>, <text:time>20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6T20:29:44.48</dc:date>
    <meta:generator>OpenOffice/4.1.2$Win32 OpenOffice.org_project/412m3$Build-9782</meta:generator>
    <meta:editing-duration>PT7H41M</meta:editing-duration>
    <meta:editing-cycles>38</meta:editing-cycles>
    <meta:document-statistic meta:table-count="3" meta:cell-count="700" meta:object-count="0"/>
  </office:meta>
</office:document-meta>
</file>